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4" style:family="table">
      <style:table-properties style:width="16.999cm" table:align="margins"/>
    </style:style>
    <style:style style:name="Table4.A" style:family="table-column">
      <style:table-column-properties style:column-width="3.944cm" style:rel-column-width="15207*"/>
    </style:style>
    <style:style style:name="Table4.B" style:family="table-column">
      <style:table-column-properties style:column-width="13.055cm" style:rel-column-width="50328*"/>
    </style:style>
    <style:style style:name="Table4.A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Hardwaredesign" style:family="table">
      <style:table-properties style:width="16.999cm" table:align="margins"/>
    </style:style>
    <style:style style:name="Hardwaredesign.A" style:family="table-column">
      <style:table-column-properties style:column-width="3.944cm" style:rel-column-width="15207*"/>
    </style:style>
    <style:style style:name="Hardwaredesign.B" style:family="table-column">
      <style:table-column-properties style:column-width="13.055cm" style:rel-column-width="50328*"/>
    </style:style>
    <style:style style:name="Hardwaredesign.A1" style:family="table-cell">
      <style:table-cell-properties fo:padding="0.097cm" fo:border="0.002cm solid #000000"/>
    </style:style>
    <style:style style:name="Hardwaredesign.A2" style:family="table-cell">
      <style:table-cell-properties fo:padding="0.097cm" fo:border-left="0.002cm solid #000000" fo:border-right="none" fo:border-top="none" fo:border-bottom="0.002cm solid #000000"/>
    </style:style>
    <style:style style:name="Hardwaredesign.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3.944cm" style:rel-column-width="15207*"/>
    </style:style>
    <style:style style:name="Table1.B" style:family="table-column">
      <style:table-column-properties style:column-width="13.055cm" style:rel-column-width="50328*"/>
    </style:style>
    <style:style style:name="Table1.A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3.944cm" style:rel-column-width="15207*"/>
    </style:style>
    <style:style style:name="Table2.B" style:family="table-column">
      <style:table-column-properties style:column-width="13.055cm" style:rel-column-width="50328*"/>
    </style:style>
    <style:style style:name="Table2.A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3.944cm" style:rel-column-width="15207*"/>
    </style:style>
    <style:style style:name="Table3.B" style:family="table-column">
      <style:table-column-properties style:column-width="13.055cm" style:rel-column-width="50328*"/>
    </style:style>
    <style:style style:name="Table3.A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3.944cm" style:rel-column-width="15207*"/>
    </style:style>
    <style:style style:name="Table5.B" style:family="table-column">
      <style:table-column-properties style:column-width="13.055cm" style:rel-column-width="50328*"/>
    </style:style>
    <style:style style:name="Table5.A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5.172cm" style:rel-column-width="19938*"/>
    </style:style>
    <style:style style:name="Table6.B" style:family="table-column">
      <style:table-column-properties style:column-width="11.827cm" style:rel-column-width="45597*"/>
    </style:style>
    <style:style style:name="Table6.A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4.658cm" style:rel-column-width="17961*"/>
    </style:style>
    <style:style style:name="Table7.B" style:family="table-column">
      <style:table-column-properties style:column-width="12.34cm" style:rel-column-width="47574*"/>
    </style:style>
    <style:style style:name="Table7.A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4.658cm" style:rel-column-width="17961*"/>
    </style:style>
    <style:style style:name="Table8.B" style:family="table-column">
      <style:table-column-properties style:column-width="12.34cm" style:rel-column-width="47574*"/>
    </style:style>
    <style:style style:name="Table8.A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4.658cm" style:rel-column-width="17961*"/>
    </style:style>
    <style:style style:name="Table9.B" style:family="table-column">
      <style:table-column-properties style:column-width="12.34cm" style:rel-column-width="47574*"/>
    </style:style>
    <style:style style:name="Table9.A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4.658cm" style:rel-column-width="17961*"/>
    </style:style>
    <style:style style:name="Table10.B" style:family="table-column">
      <style:table-column-properties style:column-width="12.34cm" style:rel-column-width="47574*"/>
    </style:style>
    <style:style style:name="Table10.A1" style:family="table-cell">
      <style:table-cell-properties fo:padding="0.097cm" fo:border-left="0.002cm solid #000000" fo:border-right="none" fo:border-top="none" fo:border-bottom="0.002cm solid #000000"/>
    </style:style>
    <style:style style:name="Table10.B1" style:family="table-cell">
      <style:table-cell-properties fo:padding="0.097cm" fo:border-left="0.002cm solid #000000" fo:border-right="0.002cm solid #000000" fo:border-top="none" fo:border-bottom="0.002cm solid #000000"/>
    </style:style>
    <style:style style:name="P1" style:family="paragraph" style:parent-style-name="Heading_20_1">
      <style:paragraph-properties fo:text-align="center" style:justify-single-word="false"/>
      <style:text-properties fo:color="#280099" fo:font-size="40pt" style:font-size-asian="40pt" style:font-size-complex="40pt"/>
    </style:style>
    <style:style style:name="P2" style:family="paragraph" style:parent-style-name="Text_20_body">
      <style:paragraph-properties fo:text-align="center"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3" style:family="paragraph" style:parent-style-name="Text_20_body">
      <style:paragraph-properties fo:text-align="center" style:justify-single-word="false"/>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tyle="italic" style:font-style-asian="italic" style:font-style-complex="italic"/>
    </style:style>
    <style:style style:name="P5" style:family="paragraph" style:parent-style-name="Heading_20_1">
      <style:paragraph-properties fo:break-before="page"/>
    </style:style>
    <style:style style:name="P6" style:family="paragraph" style:parent-style-name="Text_20_body" style:list-style-name="L2"/>
    <style:style style:name="P7" style:family="paragraph" style:parent-style-name="Text_20_body">
      <style:text-properties style:font-name="Courier New" fo:font-size="9pt" fo:language="en" fo:country="GB" style:font-name-asian="Courier New" style:font-size-asian="9pt" style:font-name-complex="Courier New" style:font-size-complex="9pt"/>
    </style:style>
    <style:style style:name="P8" style:family="paragraph" style:parent-style-name="Standard">
      <style:paragraph-properties style:text-autospace="none"/>
    </style:style>
    <style:style style:name="P9" style:family="paragraph" style:parent-style-name="Standard">
      <style:paragraph-properties style:text-autospace="none"/>
      <style:text-properties fo:color="#007070" style:font-name="Courier New" fo:font-size="9pt" fo:language="en" fo:country="GB" fo:font-weight="bold" style:font-name-asian="Courier New" style:font-size-asian="9pt" style:font-weight-asian="bold" style:font-name-complex="Courier New" style:font-size-complex="9pt" style:font-weight-complex="bold"/>
    </style:style>
    <style:style style:name="P10" style:family="paragraph" style:parent-style-name="Standard">
      <style:paragraph-properties style:text-autospace="none"/>
      <style:text-properties fo:color="#00007f" style:font-name="Courier New" fo:font-size="9pt" fo:language="en" fo:country="GB" fo:font-weight="bold" style:font-name-asian="Courier New" style:font-size-asian="9pt" style:font-weight-asian="bold" style:font-name-complex="Courier New" style:font-size-complex="9pt" style:font-weight-complex="bold"/>
    </style:style>
    <style:style style:name="P11" style:family="paragraph" style:parent-style-name="Text_20_body">
      <style:text-properties fo:color="#000000"/>
    </style:style>
    <style:style style:name="P12" style:family="paragraph" style:parent-style-name="Standard">
      <style:text-properties fo:color="#000000" style:font-name="Courier New" fo:font-size="8pt" style:font-size-asian="8pt" style:font-size-complex="8pt"/>
    </style:style>
    <style:style style:name="P13" style:family="paragraph" style:parent-style-name="Standard">
      <style:paragraph-properties style:text-autospace="none"/>
      <style:text-properties fo:color="#808080" style:font-name="Courier New" fo:font-size="9pt" fo:language="en" fo:country="GB" fo:font-weight="normal" style:font-name-asian="Courier New" style:font-size-asian="9pt" style:font-weight-asian="normal" style:font-name-complex="Courier New" style:font-size-complex="9pt" style:font-weight-complex="normal"/>
    </style:style>
    <style:style style:name="P14" style:family="paragraph" style:parent-style-name="Standard">
      <style:paragraph-properties style:text-autospace="none"/>
      <style:text-properties fo:color="#000000" style:font-name="Courier New" fo:font-size="8pt" style:font-size-asian="8pt" style:font-size-complex="8pt"/>
    </style:style>
    <style:style style:name="P15" style:family="paragraph" style:parent-style-name="Standard">
      <style:text-properties fo:color="#000000"/>
    </style:style>
    <style:style style:name="P16" style:family="paragraph" style:parent-style-name="Table_20_Contents">
      <style:paragraph-properties fo:text-align="center" style:justify-single-word="false"/>
      <style:text-properties fo:color="#0000ff" fo:font-style="italic" fo:font-weight="bold" style:font-style-asian="italic" style:font-weight-asian="bold" style:font-style-complex="italic" style:font-weight-complex="bold"/>
    </style:style>
    <style:style style:name="P17" style:family="paragraph" style:parent-style-name="Table_20_Contents">
      <style:text-properties fo:font-style="italic" fo:font-weight="bold" style:font-style-asian="italic" style:font-weight-asian="bold" style:font-style-complex="italic" style:font-weight-complex="bold"/>
    </style:style>
    <style:style style:name="P18" style:family="paragraph" style:parent-style-name="Standard">
      <style:paragraph-properties style:text-autospace="none"/>
      <style:text-properties style:font-name="Courier New" fo:font-size="9pt" fo:language="en" fo:country="GB" style:font-name-asian="Courier New" style:font-size-asian="9pt" style:font-name-complex="Courier New" style:font-size-complex="9pt"/>
    </style:style>
    <style:style style:name="P19" style:family="paragraph" style:parent-style-name="Standard">
      <style:text-properties fo:color="#000000" style:font-name="Courier New" fo:font-size="9pt" fo:language="en" fo:country="GB" fo:font-weight="bold" style:font-name-asian="Courier New" style:font-size-asian="9pt" style:font-weight-asian="bold" style:font-name-complex="Courier New" style:font-size-complex="9pt" style:font-weight-complex="bold"/>
    </style:style>
    <style:style style:name="P20" style:family="paragraph" style:parent-style-name="Standard">
      <style:paragraph-properties style:text-autospace="none"/>
      <style:text-properties fo:color="#000000" style:font-name="Courier New" fo:font-size="9pt" fo:language="en" fo:country="GB" fo:font-weight="normal" style:font-name-asian="Courier New" style:font-size-asian="9pt" style:font-weight-asian="normal" style:font-name-complex="Courier New" style:font-size-complex="9pt" style:font-weight-complex="normal"/>
    </style:style>
    <style:style style:name="P21" style:family="paragraph" style:parent-style-name="Text_20_body" style:list-style-name="L3"/>
    <style:style style:name="P22" style:family="paragraph" style:parent-style-name="Standard">
      <style:paragraph-properties style:text-autospace="none"/>
      <style:text-properties fo:color="#000000" style:font-name="Courier New" fo:font-size="9pt" fo:language="en" fo:country="GB" fo:font-weight="bold" style:font-name-asian="Courier New" style:font-size-asian="9pt" style:font-weight-asian="bold" style:font-name-complex="Courier New" style:font-size-complex="9pt" style:font-weight-complex="bold"/>
    </style:style>
    <style:style style:name="P23" style:family="paragraph" style:parent-style-name="Text_20_body" style:list-style-name="L4"/>
    <style:style style:name="P24" style:family="paragraph" style:parent-style-name="Standard">
      <style:text-properties style:font-name="Courier New" fo:font-size="9pt" style:font-size-asian="9pt" style:font-size-complex="9pt"/>
    </style:style>
    <style:style style:name="P25" style:family="paragraph" style:parent-style-name="Text_20_body" style:list-style-name="L5"/>
    <style:style style:name="P26" style:family="paragraph" style:parent-style-name="Text_20_body">
      <style:text-properties style:font-name="Courier New" fo:font-size="9pt" style:font-size-asian="9pt" style:font-size-complex="9pt"/>
    </style:style>
    <style:style style:name="T1" style:family="text">
      <style:text-properties fo:font-style="normal" style:font-style-asian="normal" style:font-style-complex="normal"/>
    </style:style>
    <style:style style:name="T2" style:family="text">
      <style:text-properties fo:color="#00007f" style:font-name="Courier New" fo:font-size="9pt" fo:language="en" fo:country="GB" fo:font-weight="bold" style:font-name-asian="Courier New" style:font-size-asian="9pt" style:font-weight-asian="bold" style:font-name-complex="Courier New" style:font-size-complex="9pt" style:font-weight-complex="bold"/>
    </style:style>
    <style:style style:name="T3" style:family="text">
      <style:text-properties fo:color="#808080" style:font-name="Courier New" fo:font-size="9pt" fo:language="en" fo:country="GB" fo:font-weight="normal" style:font-name-asian="Courier New" style:font-size-asian="9pt" style:font-weight-asian="normal" style:font-name-complex="Courier New" style:font-size-complex="9pt" style:font-weight-complex="normal"/>
    </style:style>
    <style:style style:name="T4" style:family="text">
      <style:text-properties fo:color="#000000" style:font-name="Courier New" fo:font-size="9pt" fo:language="en" fo:country="GB" fo:font-weight="normal" style:font-name-asian="Courier New" style:font-size-asian="9pt" style:font-weight-asian="normal" style:font-name-complex="Courier New" style:font-size-complex="9pt" style:font-weight-complex="normal"/>
    </style:style>
    <style:style style:name="T5" style:family="text">
      <style:text-properties fo:color="#007070" style:font-name="Courier New" fo:font-size="9pt" fo:language="en" fo:country="GB" fo:font-weight="bold" style:font-name-asian="Courier New" style:font-size-asian="9pt" style:font-weight-asian="bold" style:font-name-complex="Courier New" style:font-size-complex="9pt" style:font-weight-complex="bold"/>
    </style:style>
    <style:style style:name="T6" style:family="text">
      <style:text-properties fo:color="#808080" fo:font-weight="normal" style:font-weight-asian="normal" style:font-weight-complex="normal"/>
    </style:style>
    <style:style style:name="T7" style:family="text">
      <style:text-properties fo:color="#00007f" fo:font-weight="bold" style:font-weight-asian="bold" style:font-weight-complex="bold"/>
    </style:style>
    <style:style style:name="T8" style:family="text">
      <style:text-properties fo:color="#000000" fo:font-weight="normal" style:font-weight-asian="normal" style:font-weight-complex="normal"/>
    </style:style>
    <style:style style:name="T9" style:family="text">
      <style:text-properties fo:color="#007070" fo:font-weight="bold" style:font-weight-asian="bold" style:font-weight-complex="bold"/>
    </style:style>
    <style:style style:name="T10" style:family="text">
      <style:text-properties fo:color="#007f7f" fo:font-weight="normal" style:font-weight-asian="normal" style:font-weight-complex="normal"/>
    </style:style>
    <style:style style:name="T11" style:family="text">
      <style:text-properties fo:color="#007f7f" style:font-name="Courier New" fo:font-size="9pt" fo:language="en" fo:country="GB" fo:font-weight="normal" style:font-name-asian="Courier New" style:font-size-asian="9pt" style:font-weight-asian="normal" style:font-name-complex="Courier New" style:font-size-complex="9pt" style:font-weight-complex="normal"/>
    </style:style>
    <style:style style:name="T12" style:family="text">
      <style:text-properties fo:color="#00007f" fo:font-size="9pt" fo:language="en" fo:country="GB" fo:font-weight="bold" style:font-name-asian="Courier New" style:font-size-asian="9pt" style:font-weight-asian="bold" style:font-name-complex="Courier New" style:font-size-complex="9pt" style:font-weight-complex="bold"/>
    </style:style>
    <style:style style:name="T13" style:family="text">
      <style:text-properties fo:color="#808080" fo:font-size="9pt" fo:language="en" fo:country="GB" fo:font-weight="normal" style:font-name-asian="Courier New" style:font-size-asian="9pt" style:font-weight-asian="normal" style:font-name-complex="Courier New" style:font-size-complex="9pt" style:font-weight-complex="normal"/>
    </style:style>
    <style:style style:name="T14" style:family="text">
      <style:text-properties fo:font-size="9pt" fo:language="en" fo:country="GB" fo:font-weight="normal" style:font-name-asian="Courier New" style:font-size-asian="9pt" style:font-weight-asian="normal" style:font-name-complex="Courier New" style:font-size-complex="9pt" style:font-weight-complex="normal"/>
    </style:style>
    <style:style style:name="T15" style:family="text">
      <style:text-properties fo:font-size="9pt" fo:language="en" fo:country="GB" fo:font-weight="bold" style:font-name-asian="Courier New" style:font-size-asian="9pt" style:font-weight-asian="bold" style:font-name-complex="Courier New" style:font-size-complex="9pt" style:font-weight-complex="bold"/>
    </style:style>
    <style:style style:name="T16" style:family="text">
      <style:text-properties fo:color="#000000" style:font-name="Courier New" fo:font-size="9pt" fo:language="en" fo:country="GB" fo:font-weight="bold" style:font-name-asian="Courier New" style:font-size-asian="9pt" style:font-weight-asian="bold" style:font-name-complex="Courier New" style:font-size-complex="9pt" style:font-weight-complex="bold"/>
    </style:style>
    <style:style style:name="T17" style:family="text">
      <style:text-properties fo:color="#007070" fo:font-size="9pt" fo:language="en" fo:country="GB" fo:font-weight="bold" style:font-name-asian="Courier New" style:font-size-asian="9pt" style:font-weight-asian="bold" style:font-name-complex="Courier New" style:font-size-complex="9pt" style:font-weight-complex="bold"/>
    </style:style>
    <style:style style:name="T18" style:family="text">
      <style:text-properties style:font-name="Courier New" fo:font-size="9pt" fo:language="en" fo:country="GB" fo:font-weight="normal" style:font-name-asian="Courier New" style:font-size-asian="9pt" style:font-weight-asian="normal" style:font-name-complex="Courier New" style:font-size-complex="9pt" style:font-weight-complex="normal"/>
    </style:style>
    <style:style style:name="T19" style:family="text">
      <style:text-properties style:font-name="Courier New" fo:font-size="9pt" fo:language="en" fo:country="GB" fo:font-weight="bold" style:font-name-asian="Courier New" style:font-size-asian="9pt" style:font-weight-asian="bold" style:font-name-complex="Courier New" style:font-size-complex="9pt" style:font-weight-complex="bold"/>
    </style:style>
    <style:style style:name="T20" style:family="text">
      <style:text-properties fo:color="#a00000" style:font-name="Courier New" fo:font-size="9pt" fo:language="en" fo:country="GB" fo:font-weight="bold" style:font-name-asian="Courier New" style:font-size-asian="9pt" style:font-weight-asian="bold" style:font-name-complex="Courier New" style:font-size-complex="9pt" style:font-weight-complex="bold"/>
    </style:style>
    <style:style style:name="T21" style:family="text">
      <style:text-properties fo:color="#000000" fo:font-weight="bold" style:font-weight-asian="bold" style:font-weight-complex="bold"/>
    </style:style>
    <style:style style:name="T22" style:family="text">
      <style:text-properties fo:color="#808080" style:font-name="Courier New" fo:font-size="9pt" fo:language="en" fo:country="GB" fo:font-weight="bold" style:font-name-asian="Courier New" style:font-size-asian="9pt" style:font-weight-asian="bold" style:font-name-complex="Courier New" style:font-size-complex="9pt" style:font-weight-complex="bold"/>
    </style:style>
    <style:style style:name="T23" style:family="text">
      <style:text-properties fo:color="#00007f"/>
    </style:style>
    <style:style style:name="T24" style:family="text">
      <style:text-properties fo:font-weight="normal" style:font-weight-asian="normal" style:font-weight-complex="normal"/>
    </style:style>
    <style:style style:name="T25" style:family="text">
      <style:text-properties fo:color="#000000" style:font-name="Courier New" fo:font-size="9pt" fo:language="en" fo:country="GB" style:font-name-asian="Courier New" style:font-size-asian="9pt" style:font-name-complex="Courier New" style:font-size-complex="9pt"/>
    </style:style>
    <style:style style:name="T26" style:family="text">
      <style:text-properties fo:color="#808080" style:font-name="Courier New" fo:font-size="9pt" fo:language="en" fo:country="GB" style:font-name-asian="Courier New" style:font-size-asian="9pt" style:font-name-complex="Courier New" style:font-size-complex="9pt"/>
    </style:style>
    <style:style style:name="T27" style:family="text">
      <style:text-properties fo:font-style="italic" style:font-style-asian="italic" style:font-style-complex="italic"/>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HDFS User Manual</text:h>
      <text:p text:style-name="P2">Version 0.1</text:p>
      <text:p text:style-name="P3"/>
      <text:p text:style-name="P3"/>
      <text:p text:style-name="P3"/>
      <text:p text:style-name="P3">Andy Ray</text:p>
      <text:p text:style-name="P4">Oct 2006</text:p>
      <text:h text:style-name="P5" text:outline-level="1">Introduction</text:h>
      <text:p text:style-name="Text_20_body">HDFS is a library written in F# (FSharp) which allows the creation of digital logic designs. <text:s/>It's intention is to promote design reuse, shorter programs, easier exploration of design choices and the possibility to <text:span text:style-name="T1">easily </text:span>develop custom tools. <text:s/>At the same time it allows easy interoperation with existing tool chains based on standard HDL's (Hardware Description Languages), synthesizers and vendor Place &amp; Route tools. </text:p>
      <text:h text:style-name="Heading_20_2" text:outline-level="2">Features</text:h>
      <text:list text:style-name="L2">
        <text:list-item>
          <text:p text:style-name="P6">Design entry in F#</text:p>
        </text:list-item>
        <text:list-item>
          <text:p text:style-name="P6">Verilog and VHDL netlist output</text:p>
        </text:list-item>
        <text:list-item>
          <text:p text:style-name="P6">Resource reporting</text:p>
        </text:list-item>
        <text:list-item>
          <text:p text:style-name="P6">Integrated simulator</text:p>
        </text:list-item>
        <text:list-item>
          <text:p text:style-name="P6">Co-simulation with Modelsim</text:p>
        </text:list-item>
        <text:list-item>
          <text:p text:style-name="P6">Waveform viewer</text:p>
        </text:list-item>
        <text:list-item>
          <text:p text:style-name="P6">Hierarchy and elaboration</text:p>
        </text:list-item>
      </text:list>
      <text:h text:style-name="Heading_20_2" text:outline-level="2">History</text:h>
      <text:p text:style-name="Text_20_body">It was not so long ago that hardware designs were drawn as schematics (in fact some still are). <text:s/>As design sizes grew it was realised that a different approach was needed. <text:s/>Today a textual description in the form of a specialized programming language is used. <text:s/></text:p>
      <text:p text:style-name="Text_20_body">Two languages in particular dominate hardware design - VHDL and Verilog. <text:s/>Both are standardized, well supported and have extensive tool chains. <text:s/>A similar approach based on C++ is SystemC. <text:s text:c="2"/>All these languages are designed to run on top of an event driven simulator rather than sequentially as is the case in most mainstream languages.</text:p>
      <text:p text:style-name="Text_20_body">Around 2002/2003 a different approach appeared in the form of Confluence authored by Tom Hawkins. <text:s/>This was a marriage between functional programming and traditional hardware design that showed just how elegant structural hardware design could be. <text:s/>Around the end of 2005 Tom released HDCaml, on which this work is based. <text:s/>It was essentially Confluence ported to Ocaml as an embedded language. <text:s/>It provided pretty much all the same benefits as Confluence on top of those of Ocaml. <text:s/>Unfortunately, as of the end of 2006, HDCaml seems to have died.</text:p>
      <text:p text:style-name="Text_20_body">HDFS is an attempt to revive and expand the HDCaml approach.</text:p>
      <text:h text:style-name="Heading_20_2" text:outline-level="2">A quick word of F#</text:h>
      <text:p text:style-name="Text_20_body">Deciding to use F# for HDFS was purely accidental. <text:s/>I found the tool, decided to see what it could offer and got hooked. <text:s/>Firstly, the (informal) support provided by the F# team at Microsoft Research is top notch. <text:s/>Secondly, the .NET platform on which it runs is a lot more than the hype I had supposed it to be before actually trying it. <text:s/>The virtually seamless language interoperability is quite brilliant and the class library well documented and very useful. <text:s/>Basically it's ML programming crossed with a massive library and, I hope, a chance for this fantastic family of languages to reach a wider audience.</text:p>
      <text:h text:style-name="Heading_20_2" text:outline-level="2">A First Example</text:h>
      <text:p text:style-name="Text_20_body">Consider the following Verilog code for a reloadable counter with configurable bit width:</text:p>
      <text:p text:style-name="Text_20_body"><text:span text:style-name="T2">module</text:span><text:span text:style-name="T3"> </text:span><text:span text:style-name="T4">counter_behavioural</text:span><text:span text:style-name="T3"> </text:span><text:span text:style-name="T5">#(</text:span></text:p>
      <text:p text:style-name="P7"><text:span text:style-name="T6"><text:s text:c="4"/></text:span><text:span text:style-name="T7">parameter</text:span><text:span text:style-name="T6"> </text:span><text:span text:style-name="T8">bits</text:span><text:span text:style-name="T6"> </text:span><text:span text:style-name="T9">=</text:span><text:span text:style-name="T6"> </text:span><text:span text:style-name="T10">16</text:span></text:p>
      <text:p text:style-name="P8"><text:span text:style-name="T5">)</text:span><text:span text:style-name="T3"> </text:span><text:span text:style-name="T5">(</text:span></text:p>
      <text:p text:style-name="P8"><text:span text:style-name="T3"><text:s text:c="4"/></text:span><text:span text:style-name="T2">input</text:span><text:span text:style-name="T3"> </text:span><text:span text:style-name="T4">clock</text:span><text:span text:style-name="T5">,</text:span><text:span text:style-name="T3"> </text:span><text:span text:style-name="T4">reset</text:span><text:span text:style-name="T5">,</text:span><text:span text:style-name="T3"> </text:span><text:span text:style-name="T4">enable</text:span><text:span text:style-name="T5">,</text:span><text:span text:style-name="T3"> </text:span><text:span text:style-name="T4">load</text:span><text:span text:style-name="T5">,</text:span></text:p>
      <text:p text:style-name="P8"><text:span text:style-name="T3"><text:s text:c="4"/></text:span><text:span text:style-name="T2">input</text:span><text:span text:style-name="T3"> </text:span><text:span text:style-name="T5">[</text:span><text:span text:style-name="T4">bits</text:span><text:span text:style-name="T5">-</text:span><text:span text:style-name="T11">1</text:span><text:span text:style-name="T5">:</text:span><text:span text:style-name="T11">0</text:span><text:span text:style-name="T5">]</text:span><text:span text:style-name="T3"> </text:span><text:span text:style-name="T4">init</text:span><text:span text:style-name="T5">,</text:span></text:p>
      <text:p text:style-name="P8"><text:span text:style-name="T3"><text:s text:c="4"/></text:span><text:span text:style-name="T2">output</text:span><text:span text:style-name="T3"> </text:span><text:span text:style-name="T2">reg</text:span><text:span text:style-name="T3"> </text:span><text:span text:style-name="T5">[</text:span><text:span text:style-name="T4">bits</text:span><text:span text:style-name="T5">-</text:span><text:span text:style-name="T11">1</text:span><text:span text:style-name="T5">:</text:span><text:span text:style-name="T11">0</text:span><text:span text:style-name="T5">]</text:span><text:span text:style-name="T3"> </text:span><text:span text:style-name="T4">q</text:span></text:p>
      <text:p text:style-name="P9">);</text:p>
      <text:p text:style-name="P8"><text:span text:style-name="T3"><text:s text:c="4"/></text:span><text:span text:style-name="T2">always</text:span><text:span text:style-name="T3"> </text:span><text:span text:style-name="T5">@(</text:span><text:span text:style-name="T2">posedge</text:span><text:span text:style-name="T3"> </text:span><text:span text:style-name="T4">clock</text:span><text:span text:style-name="T5">,</text:span><text:span text:style-name="T3"> </text:span><text:span text:style-name="T2">posedge</text:span><text:span text:style-name="T3"> </text:span><text:span text:style-name="T4">reset</text:span><text:span text:style-name="T5">)</text:span></text:p>
      <text:p text:style-name="P8"><text:span text:style-name="T3"><text:s text:c="8"/></text:span><text:span text:style-name="T2">if</text:span><text:span text:style-name="T3"> </text:span><text:span text:style-name="T5">(</text:span><text:span text:style-name="T4">reset</text:span><text:span text:style-name="T5">)</text:span><text:span text:style-name="T3"> </text:span></text:p>
      <text:p text:style-name="P8"><text:span text:style-name="T3"><text:s text:c="12"/></text:span><text:span text:style-name="T4">q</text:span><text:span text:style-name="T3"> </text:span><text:span text:style-name="T5">&lt;=</text:span><text:span text:style-name="T3"> </text:span><text:span text:style-name="T11">0</text:span><text:span text:style-name="T5">;</text:span></text:p>
      <text:p text:style-name="P8"><text:span text:style-name="T3"><text:s text:c="8"/></text:span><text:span text:style-name="T2">else</text:span><text:span text:style-name="T3"> </text:span><text:span text:style-name="T2">if</text:span><text:span text:style-name="T3"> </text:span><text:span text:style-name="T5">(</text:span><text:span text:style-name="T4">enable</text:span><text:span text:style-name="T5">)</text:span><text:span text:style-name="T3"> </text:span></text:p>
      <text:p text:style-name="P8"><text:span text:style-name="T3"><text:s text:c="12"/></text:span><text:span text:style-name="T2">if</text:span><text:span text:style-name="T3"> </text:span><text:span text:style-name="T5">(</text:span><text:span text:style-name="T4">load</text:span><text:span text:style-name="T5">)</text:span><text:span text:style-name="T3"> </text:span><text:span text:style-name="T4">q</text:span><text:span text:style-name="T3"> </text:span><text:span text:style-name="T5">&lt;=</text:span><text:span text:style-name="T3"> </text:span><text:span text:style-name="T4">init</text:span><text:span text:style-name="T5">;</text:span></text:p>
      <text:p text:style-name="P8"><text:span text:style-name="T3"><text:s text:c="12"/></text:span><text:span text:style-name="T2">else</text:span><text:span text:style-name="T3"> </text:span><text:span text:style-name="T4">q</text:span><text:span text:style-name="T3"> </text:span><text:span text:style-name="T5">&lt;=</text:span><text:span text:style-name="T3"> </text:span><text:span text:style-name="T4">q</text:span><text:span text:style-name="T3"> </text:span><text:span text:style-name="T5">+</text:span><text:span text:style-name="T3"> </text:span><text:span text:style-name="T11">1</text:span><text:span text:style-name="T5">;</text:span></text:p>
      <text:p text:style-name="P10">endmodule</text:p>
      <text:p text:style-name="P11">This can be expressed in HDFS as:</text:p>
      <text:p text:style-name="P12"><text:span text:style-name="T12">let</text:span><text:span text:style-name="T13"> </text:span><text:span text:style-name="T14">counter_structural</text:span><text:span text:style-name="T13"> </text:span><text:span text:style-name="T14">load</text:span><text:span text:style-name="T13"> </text:span><text:span text:style-name="T14">init</text:span><text:span text:style-name="T13"> </text:span><text:span text:style-name="T15">=</text:span><text:span text:style-name="T13"> </text:span></text:p>
      <text:p text:style-name="P8"><text:span text:style-name="T3"><text:s text:c="2"/></text:span><text:span text:style-name="T2">let</text:span><text:span text:style-name="T3"> </text:span><text:span text:style-name="T4">qf</text:span><text:span text:style-name="T3"> </text:span><text:span text:style-name="T16">=</text:span><text:span text:style-name="T3"> </text:span><text:span text:style-name="T4">wire</text:span><text:span text:style-name="T3"> </text:span><text:span text:style-name="T16">(</text:span><text:span text:style-name="T4">width</text:span><text:span text:style-name="T3"> </text:span><text:span text:style-name="T4">init</text:span><text:span text:style-name="T16">)</text:span><text:span text:style-name="T3"> </text:span><text:span text:style-name="T2">in</text:span></text:p>
      <text:p text:style-name="P8"><text:span text:style-name="T3"><text:s text:c="2"/></text:span><text:span text:style-name="T2">let</text:span><text:span text:style-name="T3"> </text:span><text:span text:style-name="T4">q</text:span><text:span text:style-name="T3"> </text:span><text:span text:style-name="T16">=</text:span><text:span text:style-name="T3"> </text:span><text:span text:style-name="T4">regc</text:span><text:span text:style-name="T3"> </text:span><text:span text:style-name="T4">enable</text:span><text:span text:style-name="T3"> </text:span><text:span text:style-name="T16">(</text:span><text:span text:style-name="T4">mux2</text:span><text:span text:style-name="T3"> </text:span><text:span text:style-name="T4">load</text:span><text:span text:style-name="T3"> </text:span><text:span text:style-name="T4">init</text:span><text:span text:style-name="T3"> </text:span><text:span text:style-name="T4">qf</text:span><text:span text:style-name="T16">)</text:span><text:span text:style-name="T3"> </text:span><text:span text:style-name="T2">in</text:span></text:p>
      <text:p text:style-name="P8"><text:span text:style-name="T3"><text:s text:c="2"/></text:span><text:span text:style-name="T4">qf</text:span><text:span text:style-name="T3"> </text:span><text:span text:style-name="T16">&lt;==</text:span><text:span text:style-name="T3"> </text:span><text:span text:style-name="T4">q</text:span><text:span text:style-name="T3"> </text:span><text:span text:style-name="T16">+:</text:span><text:span text:style-name="T3"> </text:span><text:span text:style-name="T16">(</text:span><text:span text:style-name="T4">one</text:span><text:span text:style-name="T3"> </text:span><text:span text:style-name="T16">(</text:span><text:span text:style-name="T4">width</text:span><text:span text:style-name="T3"> </text:span><text:span text:style-name="T4">init</text:span><text:span text:style-name="T16">));</text:span></text:p>
      <text:p text:style-name="P8"><text:span text:style-name="T3"><text:s text:c="2"/></text:span><text:span text:style-name="T4">q</text:span></text:p>
      <text:p text:style-name="P11">It should be noted that although the designs are functionally equivalent they are written in two different styles. <text:s/>The Verilog version uses a “behavioural” coding style while the HDFS version used a “structural” style. <text:s/>A structural version in Verilog would look like this:</text:p>
      <text:p text:style-name="P12"><text:span text:style-name="T12">module</text:span><text:span text:style-name="T13"> </text:span><text:span text:style-name="T14">register</text:span><text:span text:style-name="T13"> </text:span><text:span text:style-name="T17">#(</text:span></text:p>
      <text:p text:style-name="P8"><text:span text:style-name="T3"><text:s text:c="4"/></text:span><text:span text:style-name="T2">parameter</text:span><text:span text:style-name="T3"> </text:span><text:span text:style-name="T4">bits</text:span><text:span text:style-name="T3"> </text:span><text:span text:style-name="T5">=</text:span><text:span text:style-name="T3"> </text:span><text:span text:style-name="T11">16</text:span></text:p>
      <text:p text:style-name="P8"><text:span text:style-name="T5">)</text:span><text:span text:style-name="T3"> </text:span><text:span text:style-name="T5">(</text:span></text:p>
      <text:p text:style-name="P8"><text:span text:style-name="T3"><text:s text:c="4"/></text:span><text:span text:style-name="T2">input</text:span><text:span text:style-name="T3"> </text:span><text:span text:style-name="T4">clock</text:span><text:span text:style-name="T5">,</text:span><text:span text:style-name="T3"> </text:span><text:span text:style-name="T4">reset</text:span><text:span text:style-name="T5">,</text:span><text:span text:style-name="T3"> </text:span><text:span text:style-name="T4">enable</text:span><text:span text:style-name="T5">,</text:span><text:span text:style-name="T3"> </text:span></text:p>
      <text:p text:style-name="P8"><text:span text:style-name="T3"><text:s text:c="4"/></text:span><text:span text:style-name="T2">input</text:span><text:span text:style-name="T3"> </text:span><text:span text:style-name="T5">[</text:span><text:span text:style-name="T4">bits</text:span><text:span text:style-name="T5">-</text:span><text:span text:style-name="T11">1</text:span><text:span text:style-name="T5">:</text:span><text:span text:style-name="T11">0</text:span><text:span text:style-name="T5">]</text:span><text:span text:style-name="T3"> </text:span><text:span text:style-name="T4">d</text:span><text:span text:style-name="T5">,</text:span></text:p>
      <text:p text:style-name="P8"><text:span text:style-name="T3"><text:s text:c="4"/></text:span><text:span text:style-name="T2">output</text:span><text:span text:style-name="T3"> </text:span><text:span text:style-name="T2">reg</text:span><text:span text:style-name="T3"> </text:span><text:span text:style-name="T5">[</text:span><text:span text:style-name="T4">bits</text:span><text:span text:style-name="T5">-</text:span><text:span text:style-name="T11">1</text:span><text:span text:style-name="T5">:</text:span><text:span text:style-name="T11">0</text:span><text:span text:style-name="T5">]</text:span><text:span text:style-name="T3"> </text:span><text:span text:style-name="T4">q</text:span></text:p>
      <text:p text:style-name="P9">);</text:p>
      <text:p text:style-name="P8"><text:span text:style-name="T3"><text:s text:c="4"/></text:span><text:span text:style-name="T2">always</text:span><text:span text:style-name="T3"> </text:span><text:span text:style-name="T5">@(</text:span><text:span text:style-name="T2">posedge</text:span><text:span text:style-name="T3"> </text:span><text:span text:style-name="T4">clock</text:span><text:span text:style-name="T5">,</text:span><text:span text:style-name="T3"> </text:span><text:span text:style-name="T2">posedge</text:span><text:span text:style-name="T3"> </text:span><text:span text:style-name="T4">reset</text:span><text:span text:style-name="T5">)</text:span></text:p>
      <text:p text:style-name="P8"><text:span text:style-name="T3"><text:s text:c="8"/></text:span><text:span text:style-name="T2">if</text:span><text:span text:style-name="T3"> </text:span><text:span text:style-name="T5">(</text:span><text:span text:style-name="T4">reset</text:span><text:span text:style-name="T5">)</text:span><text:span text:style-name="T3"> </text:span></text:p>
      <text:p text:style-name="P8"><text:span text:style-name="T3"><text:s text:c="12"/></text:span><text:span text:style-name="T4">q</text:span><text:span text:style-name="T3"> </text:span><text:span text:style-name="T5">&lt;=</text:span><text:span text:style-name="T3"> </text:span><text:span text:style-name="T11">0</text:span><text:span text:style-name="T5">;</text:span></text:p>
      <text:p text:style-name="P8"><text:span text:style-name="T3"><text:s text:c="8"/></text:span><text:span text:style-name="T2">else</text:span><text:span text:style-name="T3"> </text:span><text:span text:style-name="T2">if</text:span><text:span text:style-name="T3"> </text:span><text:span text:style-name="T5">(</text:span><text:span text:style-name="T4">enable</text:span><text:span text:style-name="T5">)</text:span><text:span text:style-name="T3"> </text:span></text:p>
      <text:p text:style-name="P8"><text:span text:style-name="T3"><text:s text:c="12"/></text:span><text:span text:style-name="T4">q</text:span><text:span text:style-name="T3"> </text:span><text:span text:style-name="T5">&lt;=</text:span><text:span text:style-name="T3"> </text:span><text:span text:style-name="T4">d</text:span><text:span text:style-name="T5">;</text:span></text:p>
      <text:p text:style-name="P10">endmodule</text:p>
      <text:p text:style-name="P13"/>
      <text:p text:style-name="P8"><text:span text:style-name="T2">module</text:span><text:span text:style-name="T3"> </text:span><text:span text:style-name="T4">mux2</text:span><text:span text:style-name="T3"> </text:span><text:span text:style-name="T5">#(</text:span></text:p>
      <text:p text:style-name="P8"><text:span text:style-name="T3"><text:s text:c="4"/></text:span><text:span text:style-name="T2">parameter</text:span><text:span text:style-name="T3"> </text:span><text:span text:style-name="T4">bits</text:span><text:span text:style-name="T3"> </text:span><text:span text:style-name="T5">=</text:span><text:span text:style-name="T3"> </text:span><text:span text:style-name="T11">16</text:span></text:p>
      <text:p text:style-name="P8"><text:span text:style-name="T5">)</text:span><text:span text:style-name="T3"> </text:span><text:span text:style-name="T5">(</text:span></text:p>
      <text:p text:style-name="P8"><text:span text:style-name="T3"><text:s text:c="4"/></text:span><text:span text:style-name="T2">input</text:span><text:span text:style-name="T3"> </text:span><text:span text:style-name="T4">sel</text:span><text:span text:style-name="T5">,</text:span></text:p>
      <text:p text:style-name="P8"><text:span text:style-name="T3"><text:s text:c="4"/></text:span><text:span text:style-name="T2">input</text:span><text:span text:style-name="T3"> </text:span><text:span text:style-name="T5">[</text:span><text:span text:style-name="T4">bits</text:span><text:span text:style-name="T5">-</text:span><text:span text:style-name="T11">1</text:span><text:span text:style-name="T5">:</text:span><text:span text:style-name="T11">0</text:span><text:span text:style-name="T5">]</text:span><text:span text:style-name="T3"> </text:span><text:span text:style-name="T4">d0</text:span><text:span text:style-name="T5">,</text:span><text:span text:style-name="T3"> </text:span><text:span text:style-name="T4">d1</text:span><text:span text:style-name="T5">,</text:span></text:p>
      <text:p text:style-name="P8"><text:span text:style-name="T3"><text:s text:c="4"/></text:span><text:span text:style-name="T2">output</text:span><text:span text:style-name="T3"> </text:span><text:span text:style-name="T5">[</text:span><text:span text:style-name="T4">bits</text:span><text:span text:style-name="T5">-</text:span><text:span text:style-name="T11">1</text:span><text:span text:style-name="T5">:</text:span><text:span text:style-name="T11">0</text:span><text:span text:style-name="T5">]</text:span><text:span text:style-name="T3"> </text:span><text:span text:style-name="T4">q</text:span></text:p>
      <text:p text:style-name="P9">);</text:p>
      <text:p text:style-name="P8"><text:span text:style-name="T3"><text:s text:c="4"/></text:span><text:span text:style-name="T2">assign</text:span><text:span text:style-name="T3"> </text:span><text:span text:style-name="T4">q</text:span><text:span text:style-name="T3"> </text:span><text:span text:style-name="T5">=</text:span><text:span text:style-name="T3"> </text:span><text:span text:style-name="T4">sel</text:span><text:span text:style-name="T3"> </text:span><text:span text:style-name="T5">?</text:span><text:span text:style-name="T3"> </text:span><text:span text:style-name="T4">d1</text:span><text:span text:style-name="T3"> </text:span><text:span text:style-name="T5">:</text:span><text:span text:style-name="T3"> </text:span><text:span text:style-name="T4">d0</text:span><text:span text:style-name="T5">;</text:span></text:p>
      <text:p text:style-name="P10">endmodule</text:p>
      <text:p text:style-name="P13"/>
      <text:p text:style-name="P8"><text:span text:style-name="T2">module</text:span><text:span text:style-name="T3"> </text:span><text:span text:style-name="T4">add</text:span><text:span text:style-name="T3"> </text:span><text:span text:style-name="T5">#(</text:span></text:p>
      <text:p text:style-name="P8"><text:span text:style-name="T3"><text:s text:c="4"/></text:span><text:span text:style-name="T2">parameter</text:span><text:span text:style-name="T3"> </text:span><text:span text:style-name="T4">bits</text:span><text:span text:style-name="T3"> </text:span><text:span text:style-name="T5">=</text:span><text:span text:style-name="T3"> </text:span><text:span text:style-name="T11">16</text:span></text:p>
      <text:p text:style-name="P8"><text:span text:style-name="T5">)</text:span><text:span text:style-name="T3"> </text:span><text:span text:style-name="T5">(</text:span></text:p>
      <text:p text:style-name="P8"><text:span text:style-name="T3"><text:s text:c="4"/></text:span><text:span text:style-name="T2">input</text:span><text:span text:style-name="T3"> </text:span><text:span text:style-name="T5">[</text:span><text:span text:style-name="T4">bits</text:span><text:span text:style-name="T5">-</text:span><text:span text:style-name="T11">1</text:span><text:span text:style-name="T5">:</text:span><text:span text:style-name="T11">0</text:span><text:span text:style-name="T5">]</text:span><text:span text:style-name="T3"> </text:span><text:span text:style-name="T4">a</text:span><text:span text:style-name="T5">,</text:span><text:span text:style-name="T3"> </text:span><text:span text:style-name="T4">b</text:span><text:span text:style-name="T5">,</text:span></text:p>
      <text:p text:style-name="P8"><text:span text:style-name="T3"><text:s text:c="4"/></text:span><text:span text:style-name="T2">output</text:span><text:span text:style-name="T3"> </text:span><text:span text:style-name="T5">[</text:span><text:span text:style-name="T4">bits</text:span><text:span text:style-name="T5">-</text:span><text:span text:style-name="T11">1</text:span><text:span text:style-name="T5">:</text:span><text:span text:style-name="T11">0</text:span><text:span text:style-name="T5">]</text:span><text:span text:style-name="T3"> </text:span><text:span text:style-name="T4">q</text:span></text:p>
      <text:p text:style-name="P9">);</text:p>
      <text:p text:style-name="P8"><text:span text:style-name="T3"><text:s text:c="4"/></text:span><text:span text:style-name="T2">assign</text:span><text:span text:style-name="T3"> </text:span><text:span text:style-name="T4">q</text:span><text:span text:style-name="T3"> </text:span><text:span text:style-name="T5">=</text:span><text:span text:style-name="T3"> </text:span><text:span text:style-name="T4">a</text:span><text:span text:style-name="T3"> </text:span><text:span text:style-name="T5">+</text:span><text:span text:style-name="T3"> </text:span><text:span text:style-name="T4">b</text:span><text:span text:style-name="T5">;</text:span></text:p>
      <text:p text:style-name="P10">endmodule</text:p>
      <text:p text:style-name="P13"/>
      <text:p text:style-name="P8"><text:span text:style-name="T2">module</text:span><text:span text:style-name="T3"> </text:span><text:span text:style-name="T4">counter_structural</text:span><text:span text:style-name="T3"> </text:span><text:span text:style-name="T5">#(</text:span></text:p>
      <text:p text:style-name="P8"><text:span text:style-name="T3"><text:s text:c="4"/></text:span><text:span text:style-name="T2">parameter</text:span><text:span text:style-name="T3"> </text:span><text:span text:style-name="T4">bits</text:span><text:span text:style-name="T3"> </text:span><text:span text:style-name="T5">=</text:span><text:span text:style-name="T3"> </text:span><text:span text:style-name="T11">16</text:span></text:p>
      <text:p text:style-name="P8"><text:span text:style-name="T5">)</text:span><text:span text:style-name="T3"> </text:span><text:span text:style-name="T5">(</text:span></text:p>
      <text:p text:style-name="P8"><text:span text:style-name="T3"><text:s text:c="4"/></text:span><text:span text:style-name="T2">input</text:span><text:span text:style-name="T3"> </text:span><text:span text:style-name="T4">clock</text:span><text:span text:style-name="T5">,</text:span><text:span text:style-name="T3"> </text:span><text:span text:style-name="T4">reset</text:span><text:span text:style-name="T5">,</text:span><text:span text:style-name="T3"> </text:span><text:span text:style-name="T4">enable</text:span><text:span text:style-name="T5">,</text:span><text:span text:style-name="T3"> </text:span><text:span text:style-name="T4">load</text:span><text:span text:style-name="T5">,</text:span></text:p>
      <text:p text:style-name="P8"><text:span text:style-name="T3"><text:s text:c="4"/></text:span><text:span text:style-name="T2">input</text:span><text:span text:style-name="T3"> </text:span><text:span text:style-name="T5">[</text:span><text:span text:style-name="T4">bits</text:span><text:span text:style-name="T5">-</text:span><text:span text:style-name="T11">1</text:span><text:span text:style-name="T5">:</text:span><text:span text:style-name="T11">0</text:span><text:span text:style-name="T5">]</text:span><text:span text:style-name="T3"> </text:span><text:span text:style-name="T4">init</text:span><text:span text:style-name="T5">,</text:span></text:p>
      <text:p text:style-name="P8"><text:span text:style-name="T3"><text:s text:c="4"/></text:span><text:span text:style-name="T2">output</text:span><text:span text:style-name="T3"> </text:span><text:span text:style-name="T5">[</text:span><text:span text:style-name="T4">bits</text:span><text:span text:style-name="T5">-</text:span><text:span text:style-name="T11">1</text:span><text:span text:style-name="T5">:</text:span><text:span text:style-name="T11">0</text:span><text:span text:style-name="T5">]</text:span><text:span text:style-name="T3"> </text:span><text:span text:style-name="T4">q</text:span></text:p>
      <text:p text:style-name="P9">);</text:p>
      <text:p text:style-name="P8"><text:span text:style-name="T3"><text:s text:c="4"/></text:span><text:span text:style-name="T2">wire</text:span><text:span text:style-name="T3"> </text:span><text:span text:style-name="T5">[</text:span><text:span text:style-name="T4">bits</text:span><text:span text:style-name="T5">-</text:span><text:span text:style-name="T11">1</text:span><text:span text:style-name="T5">:</text:span><text:span text:style-name="T11">0</text:span><text:span text:style-name="T5">]</text:span><text:span text:style-name="T3"> </text:span><text:span text:style-name="T4">qp</text:span><text:span text:style-name="T5">,</text:span><text:span text:style-name="T3"> </text:span><text:span text:style-name="T4">qf</text:span><text:span text:style-name="T5">;</text:span></text:p>
      <text:p text:style-name="P8"><text:span text:style-name="T3"><text:s text:c="4"/></text:span><text:span text:style-name="T4">add</text:span><text:span text:style-name="T3"> </text:span><text:span text:style-name="T5">#(</text:span><text:span text:style-name="T4">bits</text:span><text:span text:style-name="T5">)</text:span><text:span text:style-name="T3"> </text:span><text:span text:style-name="T4">theadd</text:span><text:span text:style-name="T3"> </text:span><text:span text:style-name="T5">(</text:span><text:span text:style-name="T4">q</text:span><text:span text:style-name="T5">,</text:span><text:span text:style-name="T3"> </text:span><text:span text:style-name="T11">1</text:span><text:span text:style-name="T5">,</text:span><text:span text:style-name="T3"> </text:span><text:span text:style-name="T4">qp</text:span><text:span text:style-name="T5">);</text:span></text:p>
      <text:p text:style-name="P8"><text:span text:style-name="T3"><text:s text:c="4"/></text:span><text:span text:style-name="T4">mux2</text:span><text:span text:style-name="T3"> </text:span><text:span text:style-name="T5">#(</text:span><text:span text:style-name="T4">bits</text:span><text:span text:style-name="T5">)</text:span><text:span text:style-name="T3"> </text:span><text:span text:style-name="T4">themux</text:span><text:span text:style-name="T3"> </text:span><text:span text:style-name="T5">(</text:span><text:span text:style-name="T4">load</text:span><text:span text:style-name="T5">,</text:span><text:span text:style-name="T3"> </text:span><text:span text:style-name="T4">init</text:span><text:span text:style-name="T5">,</text:span><text:span text:style-name="T3"> </text:span><text:span text:style-name="T4">qp</text:span><text:span text:style-name="T5">,</text:span><text:span text:style-name="T3"> </text:span><text:span text:style-name="T4">qf</text:span><text:span text:style-name="T5">);</text:span></text:p>
      <text:p text:style-name="P8"><text:span text:style-name="T3"><text:s text:c="4"/></text:span><text:span text:style-name="T4">register</text:span><text:span text:style-name="T3"> </text:span><text:span text:style-name="T5">#(</text:span><text:span text:style-name="T4">bits</text:span><text:span text:style-name="T5">)</text:span><text:span text:style-name="T3"> </text:span><text:span text:style-name="T4">thereg</text:span><text:span text:style-name="T3"> </text:span><text:span text:style-name="T5">(</text:span><text:span text:style-name="T4">clock</text:span><text:span text:style-name="T5">,</text:span><text:span text:style-name="T3"> </text:span><text:span text:style-name="T4">reset</text:span><text:span text:style-name="T5">,</text:span><text:span text:style-name="T3"> </text:span><text:span text:style-name="T4">enable</text:span><text:span text:style-name="T5">,</text:span><text:span text:style-name="T3"> </text:span><text:span text:style-name="T4">qf</text:span><text:span text:style-name="T5">,</text:span><text:span text:style-name="T3"> </text:span><text:span text:style-name="T4">q</text:span><text:span text:style-name="T5">);</text:span></text:p>
      <text:p text:style-name="P10">endmodule</text:p>
      <text:p text:style-name="P14"/>
      <text:p text:style-name="P11">Similarly a behavioural style is possible with HDFS:</text:p>
      <text:p text:style-name="P15"><text:span text:style-name="T2">let</text:span><text:span text:style-name="T3"> </text:span><text:span text:style-name="T18">counter_behavioural</text:span><text:span text:style-name="T3"> </text:span><text:span text:style-name="T18">load</text:span><text:span text:style-name="T3"> </text:span><text:span text:style-name="T18">init</text:span><text:span text:style-name="T3"> </text:span><text:span text:style-name="T19">=</text:span><text:span text:style-name="T3"> </text:span></text:p>
      <text:p text:style-name="P8"><text:span text:style-name="T3"><text:s text:c="2"/></text:span><text:span text:style-name="T2">let</text:span><text:span text:style-name="T3"> </text:span><text:span text:style-name="T4">r</text:span><text:span text:style-name="T3"> </text:span><text:span text:style-name="T16">=</text:span><text:span text:style-name="T3"> </text:span><text:span text:style-name="T4">b_regc</text:span><text:span text:style-name="T3"> </text:span><text:span text:style-name="T4">enable</text:span><text:span text:style-name="T3"> </text:span><text:span text:style-name="T4">d</text:span><text:span text:style-name="T3"> </text:span><text:span text:style-name="T2">in</text:span></text:p>
      <text:p text:style-name="P8"><text:span text:style-name="T3"><text:s text:c="2"/></text:span><text:span text:style-name="T4">behave</text:span><text:span text:style-name="T3"> </text:span><text:span text:style-name="T16">[</text:span></text:p>
      <text:p text:style-name="P8"><text:span text:style-name="T3"><text:s text:c="4"/></text:span><text:span text:style-name="T4">b_if</text:span><text:span text:style-name="T3"> </text:span><text:span text:style-name="T16">(</text:span><text:span text:style-name="T4">load</text:span><text:span text:style-name="T16">)</text:span><text:span text:style-name="T3"> </text:span><text:span text:style-name="T16">[</text:span></text:p>
      <text:p text:style-name="P8"><text:span text:style-name="T3"><text:s text:c="6"/></text:span><text:span text:style-name="T4">r</text:span><text:span text:style-name="T3"> </text:span><text:span text:style-name="T16">$==</text:span><text:span text:style-name="T3"> </text:span><text:span text:style-name="T4">init</text:span><text:span text:style-name="T16">;</text:span></text:p>
      <text:p text:style-name="P8"><text:span text:style-name="T3"><text:s text:c="4"/></text:span><text:span text:style-name="T16">]</text:span><text:span text:style-name="T3"> </text:span><text:span text:style-name="T16">[</text:span></text:p>
      <text:p text:style-name="P8"><text:span text:style-name="T3"><text:s text:c="6"/></text:span><text:span text:style-name="T4">r</text:span><text:span text:style-name="T3"> </text:span><text:span text:style-name="T16">$==</text:span><text:span text:style-name="T3"> </text:span><text:span text:style-name="T4">(q' r)</text:span><text:span text:style-name="T3"> </text:span><text:span text:style-name="T16">+:</text:span><text:span text:style-name="T3"> </text:span><text:span text:style-name="T16">(</text:span><text:span text:style-name="T4">one</text:span><text:span text:style-name="T3"> </text:span><text:span text:style-name="T16">(</text:span><text:span text:style-name="T4">width</text:span><text:span text:style-name="T3"> </text:span><text:span text:style-name="T4">init</text:span><text:span text:style-name="T16">));</text:span></text:p>
      <text:p text:style-name="P8"><text:span text:style-name="T3"><text:s text:c="4"/></text:span><text:span text:style-name="T16">]</text:span></text:p>
      <text:p text:style-name="P8"><text:span text:style-name="T3"><text:s text:c="2"/></text:span><text:span text:style-name="T16">];</text:span></text:p>
      <text:p text:style-name="P8"><text:span text:style-name="T3"><text:s text:c="2"/></text:span><text:span text:style-name="T4">q' r</text:span></text:p>
      <text:p text:style-name="Text_20_body"/>
      <text:h text:style-name="P5" text:outline-level="1">API</text:h>
      <text:h text:style-name="Heading_20_2" text:outline-level="2">Hardware Design Entry</text:h>
      <text:p text:style-name="Text_20_body">The hardware design API consists of a set of operators and functions to construct acyclic graphs of hardware design primitives (known as signals).</text:p>
      <text:p text:style-name="Standard"/>
      <table:table table:name="Table4" table:style-name="Table4">
        <table:table-column table:style-name="Table4.A"/>
        <table:table-column table:style-name="Table4.B"/>
        <table:table-row>
          <table:table-cell table:style-name="Table4.A1" table:number-columns-spanned="2" office:value-type="string">
            <text:p text:style-name="P16">Constants</text:p>
          </table:table-cell>
          <table:covered-table-cell/>
        </table:table-row>
        <table:table-row>
          <table:table-cell table:style-name="Table4.A2" office:value-type="string">
            <text:p text:style-name="P17">Name</text:p>
          </table:table-cell>
          <table:table-cell table:style-name="Table4.B2" office:value-type="string">
            <text:p text:style-name="P17">Description</text:p>
          </table:table-cell>
        </table:table-row>
        <table:table-row>
          <table:table-cell table:style-name="Table4.A2" office:value-type="string">
            <text:p text:style-name="Table_20_Contents">empty</text:p>
          </table:table-cell>
          <table:table-cell table:style-name="Table4.B2" office:value-type="string">
            <text:p text:style-name="Table_20_Contents">The empty signal. <text:s/>Does not represent actual hardware but can be used in certain circumstances to simplify a more general construct (in particular registers)</text:p>
          </table:table-cell>
        </table:table-row>
        <table:table-row>
          <table:table-cell table:style-name="Table4.A2" office:value-type="string">
            <text:p text:style-name="Table_20_Contents">gnd</text:p>
          </table:table-cell>
          <table:table-cell table:style-name="Table4.B2" office:value-type="string">
            <text:p text:style-name="Table_20_Contents">Logic zero.</text:p>
          </table:table-cell>
        </table:table-row>
        <table:table-row>
          <table:table-cell table:style-name="Table4.A2" office:value-type="string">
            <text:p text:style-name="Table_20_Contents">vdd</text:p>
          </table:table-cell>
          <table:table-cell table:style-name="Table4.B2" office:value-type="string">
            <text:p text:style-name="Table_20_Contents">Logic one.</text:p>
          </table:table-cell>
        </table:table-row>
        <table:table-row>
          <table:table-cell table:style-name="Table4.A2" office:value-type="string">
            <text:p text:style-name="Table_20_Contents">clock</text:p>
          </table:table-cell>
          <table:table-cell table:style-name="Table4.B2" office:value-type="string">
            <text:p text:style-name="Table_20_Contents">Default clock.</text:p>
          </table:table-cell>
        </table:table-row>
        <table:table-row>
          <table:table-cell table:style-name="Table4.A2" office:value-type="string">
            <text:p text:style-name="Table_20_Contents">reset</text:p>
          </table:table-cell>
          <table:table-cell table:style-name="Table4.B2" office:value-type="string">
            <text:p text:style-name="Table_20_Contents">Default asynchronous reset.</text:p>
          </table:table-cell>
        </table:table-row>
        <table:table-row>
          <table:table-cell table:style-name="Table4.A2" office:value-type="string">
            <text:p text:style-name="Table_20_Contents">enable</text:p>
          </table:table-cell>
          <table:table-cell table:style-name="Table4.B2" office:value-type="string">
            <text:p text:style-name="Table_20_Contents">Default clock enable.</text:p>
          </table:table-cell>
        </table:table-row>
      </table:table>
      <text:p text:style-name="Text_20_body"/>
      <table:table table:name="Hardwaredesign" table:style-name="Hardwaredesign">
        <table:table-column table:style-name="Hardwaredesign.A"/>
        <table:table-column table:style-name="Hardwaredesign.B"/>
        <table:table-row>
          <table:table-cell table:style-name="Hardwaredesign.A1" table:number-columns-spanned="2" office:value-type="string">
            <text:p text:style-name="P16">Arithmetic</text:p>
          </table:table-cell>
          <table:covered-table-cell/>
        </table:table-row>
        <table:table-row>
          <table:table-cell table:style-name="Hardwaredesign.A2" office:value-type="string">
            <text:p text:style-name="P17">Operator</text:p>
          </table:table-cell>
          <table:table-cell table:style-name="Hardwaredesign.B2" office:value-type="string">
            <text:p text:style-name="P17">Description</text:p>
          </table:table-cell>
        </table:table-row>
        <table:table-row>
          <table:table-cell table:style-name="Hardwaredesign.A2" office:value-type="string">
            <text:p text:style-name="Table_20_Contents">(+:)</text:p>
          </table:table-cell>
          <table:table-cell table:style-name="Hardwaredesign.B2" office:value-type="string">
            <text:p text:style-name="Table_20_Contents">Addition. <text:s/>Both operands must be the same width. <text:s/>The result is the same width as the operands.</text:p>
          </table:table-cell>
        </table:table-row>
        <table:table-row>
          <table:table-cell table:style-name="Hardwaredesign.A2" office:value-type="string">
            <text:p text:style-name="Table_20_Contents">(-:)</text:p>
          </table:table-cell>
          <table:table-cell table:style-name="Hardwaredesign.B2" office:value-type="string">
            <text:p text:style-name="Table_20_Contents">Subtraction. <text:s/>Both operands must be the same width. <text:s/>The result is the same width as the operands.</text:p>
          </table:table-cell>
        </table:table-row>
        <table:table-row>
          <table:table-cell table:style-name="Hardwaredesign.A2" office:value-type="string">
            <text:p text:style-name="Table_20_Contents">(*:)</text:p>
          </table:table-cell>
          <table:table-cell table:style-name="Hardwaredesign.B2" office:value-type="string">
            <text:p text:style-name="Table_20_Contents">Unsigned multiplication. <text:s/>Operands may have different widths. <text:s/>Result width is the sum of the widths of the operands.</text:p>
          </table:table-cell>
        </table:table-row>
        <table:table-row>
          <table:table-cell table:style-name="Hardwaredesign.A2" office:value-type="string">
            <text:p text:style-name="Table_20_Contents">(*+)</text:p>
          </table:table-cell>
          <table:table-cell table:style-name="Hardwaredesign.B2" office:value-type="string">
            <text:p text:style-name="Table_20_Contents">Signed multiplication. <text:s/>Operands may have different widths. <text:s/>Result width is the sum of the widths of the operands.</text:p>
          </table:table-cell>
        </table:table-row>
      </table:table>
      <text:p text:style-name="Text_20_body"/>
      <table:table table:name="Table1" table:style-name="Table1">
        <table:table-column table:style-name="Table1.A"/>
        <table:table-column table:style-name="Table1.B"/>
        <table:table-row>
          <table:table-cell table:style-name="Table1.A1" table:number-columns-spanned="2" office:value-type="string">
            <text:p text:style-name="P16">Shifting</text:p>
          </table:table-cell>
          <table:covered-table-cell/>
        </table:table-row>
        <table:table-row>
          <table:table-cell table:style-name="Table1.A2" office:value-type="string">
            <text:p text:style-name="P17">Operator</text:p>
          </table:table-cell>
          <table:table-cell table:style-name="Table1.B2" office:value-type="string">
            <text:p text:style-name="P17">Description</text:p>
          </table:table-cell>
        </table:table-row>
        <table:table-row>
          <table:table-cell table:style-name="Table1.A2" office:value-type="string">
            <text:p text:style-name="Table_20_Contents">(&lt;&lt;:)</text:p>
          </table:table-cell>
          <table:table-cell table:style-name="Table1.B2" office:value-type="string">
            <text:p text:style-name="Table_20_Contents">Shift left. <text:s/>Left operand is the signal to be shifted. <text:s/>Right operand the amount to shift and is an integer.</text:p>
          </table:table-cell>
        </table:table-row>
        <table:table-row>
          <table:table-cell table:style-name="Table1.A2" office:value-type="string">
            <text:p text:style-name="Table_20_Contents">(&gt;&gt;:)</text:p>
          </table:table-cell>
          <table:table-cell table:style-name="Table1.B2" office:value-type="string">
            <text:p text:style-name="Table_20_Contents">Unsigned shift right. <text:s/>Left operand is the signal to be shifted. <text:s/>Right operand the amount to shift and is an integer. <text:s/>Zero will be shifted in.</text:p>
          </table:table-cell>
        </table:table-row>
        <table:table-row>
          <table:table-cell table:style-name="Table1.A2" office:value-type="string">
            <text:p text:style-name="Table_20_Contents">(&gt;&gt;+)</text:p>
          </table:table-cell>
          <table:table-cell table:style-name="Table1.B2" office:value-type="string">
            <text:p text:style-name="Table_20_Contents">Signed shift right. <text:s/>Left operand is the signal to be shifted. <text:s/>Right operand the amount to shift and is an integer. <text:s/>The left operands most significant bit will be shifted in.</text:p>
          </table:table-cell>
        </table:table-row>
      </table:table>
      <text:p text:style-name="Text_20_body"/>
      <table:table table:name="Table2" table:style-name="Table2">
        <table:table-column table:style-name="Table2.A"/>
        <table:table-column table:style-name="Table2.B"/>
        <table:table-row>
          <table:table-cell table:style-name="Table2.A1" table:number-columns-spanned="2" office:value-type="string">
            <text:p text:style-name="P16">Logical</text:p>
          </table:table-cell>
          <table:covered-table-cell/>
        </table:table-row>
        <table:table-row>
          <table:table-cell table:style-name="Table2.A2" office:value-type="string">
            <text:p text:style-name="P17">Operator</text:p>
          </table:table-cell>
          <table:table-cell table:style-name="Table2.B2" office:value-type="string">
            <text:p text:style-name="P17">Description</text:p>
          </table:table-cell>
        </table:table-row>
        <table:table-row>
          <table:table-cell table:style-name="Table2.A2" office:value-type="string">
            <text:p text:style-name="Table_20_Contents">(&amp;:)</text:p>
          </table:table-cell>
          <table:table-cell table:style-name="Table2.B2" office:value-type="string">
            <text:p text:style-name="Table_20_Contents">Logical AND. <text:s/>Both operands must be the same width. <text:s/>The result is the same width as the operands.</text:p>
          </table:table-cell>
        </table:table-row>
        <table:table-row>
          <table:table-cell table:style-name="Table2.A2" office:value-type="string">
            <text:p text:style-name="Table_20_Contents">(|:)</text:p>
          </table:table-cell>
          <table:table-cell table:style-name="Table2.B2" office:value-type="string">
            <text:p text:style-name="Table_20_Contents">Logical OR. <text:s/>Both operands must be the same width. <text:s/>The result is the same width as the operands.</text:p>
          </table:table-cell>
        </table:table-row>
        <table:table-row>
          <table:table-cell table:style-name="Table2.A2" office:value-type="string">
            <text:p text:style-name="Table_20_Contents">(^:)</text:p>
          </table:table-cell>
          <table:table-cell table:style-name="Table2.B2" office:value-type="string">
            <text:p text:style-name="Table_20_Contents">Logical XOR. <text:s/>Both operands must be the same width. <text:s/>The result is the same width as the operands.</text:p>
          </table:table-cell>
        </table:table-row>
        <table:table-row>
          <table:table-cell table:style-name="Table2.A2" office:value-type="string">
            <text:p text:style-name="Table_20_Contents">(~:)</text:p>
          </table:table-cell>
          <table:table-cell table:style-name="Table2.B2" office:value-type="string">
            <text:p text:style-name="Table_20_Contents">Logical NOT.</text:p>
          </table:table-cell>
        </table:table-row>
      </table:table>
      <text:p text:style-name="Text_20_body"/>
      <table:table table:name="Table3" table:style-name="Table3">
        <table:table-column table:style-name="Table3.A"/>
        <table:table-column table:style-name="Table3.B"/>
        <table:table-row>
          <table:table-cell table:style-name="Table3.A1" table:number-columns-spanned="2" office:value-type="string">
            <text:p text:style-name="P16">Comparison</text:p>
          </table:table-cell>
          <table:covered-table-cell/>
        </table:table-row>
        <table:table-row>
          <table:table-cell table:style-name="Table3.A2" office:value-type="string">
            <text:p text:style-name="P17">Operator</text:p>
          </table:table-cell>
          <table:table-cell table:style-name="Table3.B2" office:value-type="string">
            <text:p text:style-name="P17">Description</text:p>
          </table:table-cell>
        </table:table-row>
        <table:table-row>
          <table:table-cell table:style-name="Table3.A2" office:value-type="string">
            <text:p text:style-name="Table_20_Contents">(==:)</text:p>
          </table:table-cell>
          <table:table-cell table:style-name="Table3.B2" office:value-type="string">
            <text:p text:style-name="Table_20_Contents">Equals. <text:s/>Both operands must be the same width. <text:s/>The result is one bit wide.</text:p>
          </table:table-cell>
        </table:table-row>
        <table:table-row>
          <table:table-cell table:style-name="Table3.A2" office:value-type="string">
            <text:p text:style-name="Table_20_Contents">(/==:)</text:p>
          </table:table-cell>
          <table:table-cell table:style-name="Table3.B2" office:value-type="string">
            <text:p text:style-name="Table_20_Contents">Not equals. <text:s/>Both operands must be the same width. <text:s/>The result is one bit wide.</text:p>
          </table:table-cell>
        </table:table-row>
        <table:table-row>
          <table:table-cell table:style-name="Table3.A2" office:value-type="string">
            <text:p text:style-name="Table_20_Contents">(&lt;:)</text:p>
          </table:table-cell>
          <table:table-cell table:style-name="Table3.B2" office:value-type="string">
            <text:p text:style-name="Table_20_Contents">Unsigned less than. Both operands must be the same width. <text:s/>The result is one bit wide.</text:p>
          </table:table-cell>
        </table:table-row>
        <table:table-row>
          <table:table-cell table:style-name="Table3.A2" office:value-type="string">
            <text:p text:style-name="Table_20_Contents">(&gt;:)</text:p>
          </table:table-cell>
          <table:table-cell table:style-name="Table3.B2" office:value-type="string">
            <text:p text:style-name="Table_20_Contents">Unsigned greater than. Both operands must be the same width. <text:s/>The result is one bit wide.</text:p>
          </table:table-cell>
        </table:table-row>
        <table:table-row>
          <table:table-cell table:style-name="Table3.A2" office:value-type="string">
            <text:p text:style-name="Table_20_Contents">(&lt;=:)</text:p>
          </table:table-cell>
          <table:table-cell table:style-name="Table3.B2" office:value-type="string">
            <text:p text:style-name="Table_20_Contents">Unsigned less than or equals. Both operands must be the same width. <text:s/>The result is one bit wide.</text:p>
          </table:table-cell>
        </table:table-row>
        <table:table-row>
          <table:table-cell table:style-name="Table3.A2" office:value-type="string">
            <text:p text:style-name="Table_20_Contents">(&gt;=:)</text:p>
          </table:table-cell>
          <table:table-cell table:style-name="Table3.B2" office:value-type="string">
            <text:p text:style-name="Table_20_Contents">Unsigned greater than or equals. Both operands must be the same width. <text:s/>The result is one bit wide.</text:p>
          </table:table-cell>
        </table:table-row>
        <table:table-row>
          <table:table-cell table:style-name="Table3.A2" office:value-type="string">
            <text:p text:style-name="Table_20_Contents">(&lt;+)</text:p>
          </table:table-cell>
          <table:table-cell table:style-name="Table3.B2" office:value-type="string">
            <text:p text:style-name="Table_20_Contents">Signed less than. Both operands must be the same width. <text:s/>The result is one bit wide.</text:p>
          </table:table-cell>
        </table:table-row>
        <table:table-row>
          <table:table-cell table:style-name="Table3.A2" office:value-type="string">
            <text:p text:style-name="Table_20_Contents">(&gt;+)</text:p>
          </table:table-cell>
          <table:table-cell table:style-name="Table3.B2" office:value-type="string">
            <text:p text:style-name="Table_20_Contents">Signed greater than. Both operands must be the same width. <text:s/>The result is one bit wide.</text:p>
          </table:table-cell>
        </table:table-row>
        <table:table-row>
          <table:table-cell table:style-name="Table3.A2" office:value-type="string">
            <text:p text:style-name="Table_20_Contents">(&lt;=+)</text:p>
          </table:table-cell>
          <table:table-cell table:style-name="Table3.B2" office:value-type="string">
            <text:p text:style-name="Table_20_Contents">Signed less than or equals. Both operands must be the same width. <text:s/>The result is one bit wide.</text:p>
          </table:table-cell>
        </table:table-row>
        <table:table-row>
          <table:table-cell table:style-name="Table3.A2" office:value-type="string">
            <text:p text:style-name="Table_20_Contents">(&gt;=+)</text:p>
          </table:table-cell>
          <table:table-cell table:style-name="Table3.B2" office:value-type="string">
            <text:p text:style-name="Table_20_Contents">Signed greater than or equals. Both operands must be the same width. <text:s/>The result is one bit wide.</text:p>
          </table:table-cell>
        </table:table-row>
      </table:table>
      <text:p text:style-name="Text_20_body"/>
      <table:table table:name="Table5" table:style-name="Table5">
        <table:table-column table:style-name="Table5.A"/>
        <table:table-column table:style-name="Table5.B"/>
        <table:table-row>
          <table:table-cell table:style-name="Table5.A1" table:number-columns-spanned="2" office:value-type="string">
            <text:p text:style-name="P16">Bit/Bus manipulation</text:p>
          </table:table-cell>
          <table:covered-table-cell/>
        </table:table-row>
        <table:table-row>
          <table:table-cell table:style-name="Table5.A2" office:value-type="string">
            <text:p text:style-name="P17">Operator/Function</text:p>
          </table:table-cell>
          <table:table-cell table:style-name="Table5.B2" office:value-type="string">
            <text:p text:style-name="P17">Description</text:p>
          </table:table-cell>
        </table:table-row>
        <table:table-row>
          <table:table-cell table:style-name="Table5.A2" office:value-type="string">
            <text:p text:style-name="Table_20_Contents">(++)</text:p>
          </table:table-cell>
          <table:table-cell table:style-name="Table5.B2" office:value-type="string">
            <text:p text:style-name="Table_20_Contents">Concatenates two signals</text:p>
          </table:table-cell>
        </table:table-row>
        <table:table-row>
          <table:table-cell table:style-name="Table5.A2" office:value-type="string">
            <text:p text:style-name="Table_20_Contents">concat signal_list</text:p>
          </table:table-cell>
          <table:table-cell table:style-name="Table5.B2" office:value-type="string">
            <text:p text:style-name="Table_20_Contents">Concatenates a list of signals</text:p>
          </table:table-cell>
        </table:table-row>
        <table:table-row>
          <table:table-cell table:style-name="Table5.A2" office:value-type="string">
            <text:p text:style-name="Table_20_Contents">split signal</text:p>
          </table:table-cell>
          <table:table-cell table:style-name="Table5.B2" office:value-type="string">
            <text:p text:style-name="Table_20_Contents">Splits signal into a list of bits</text:p>
          </table:table-cell>
        </table:table-row>
        <table:table-row>
          <table:table-cell table:style-name="Table5.A2" office:value-type="string">
            <text:p text:style-name="Table_20_Contents">bits signal</text:p>
          </table:table-cell>
          <table:table-cell table:style-name="Table5.B2" office:value-type="string">
            <text:p text:style-name="Table_20_Contents">Same as split</text:p>
          </table:table-cell>
        </table:table-row>
        <table:table-row>
          <table:table-cell table:style-name="Table5.A2" office:value-type="string">
            <text:p text:style-name="Table_20_Contents">repeat signal n</text:p>
          </table:table-cell>
          <table:table-cell table:style-name="Table5.B2" office:value-type="string">
            <text:p text:style-name="Table_20_Contents">Repeats signal n times</text:p>
          </table:table-cell>
        </table:table-row>
        <table:table-row>
          <table:table-cell table:style-name="Table5.A2" office:value-type="string">
            <text:p text:style-name="Table_20_Contents">select signal hi lo</text:p>
          </table:table-cell>
          <table:table-cell table:style-name="Table5.B2" office:value-type="string">
            <text:p text:style-name="Table_20_Contents">Selects a range of bits from signal</text:p>
          </table:table-cell>
        </table:table-row>
        <table:table-row>
          <table:table-cell table:style-name="Table5.A2" office:value-type="string">
            <text:p text:style-name="Table_20_Contents">bit signal n</text:p>
          </table:table-cell>
          <table:table-cell table:style-name="Table5.B2" office:value-type="string">
            <text:p text:style-name="Table_20_Contents">Selects the n'th bit of signal</text:p>
          </table:table-cell>
        </table:table-row>
        <table:table-row>
          <table:table-cell table:style-name="Table5.A2" office:value-type="string">
            <text:p text:style-name="Table_20_Contents">msb signal</text:p>
          </table:table-cell>
          <table:table-cell table:style-name="Table5.B2" office:value-type="string">
            <text:p text:style-name="Table_20_Contents">Most significant bit of signal</text:p>
          </table:table-cell>
        </table:table-row>
        <table:table-row>
          <table:table-cell table:style-name="Table5.A2" office:value-type="string">
            <text:p text:style-name="Table_20_Contents">msbs signal</text:p>
          </table:table-cell>
          <table:table-cell table:style-name="Table5.B2" office:value-type="string">
            <text:p text:style-name="Table_20_Contents">Most significant bits of signal. <text:s/>Signal must be at least 2 bits wide.</text:p>
          </table:table-cell>
        </table:table-row>
        <table:table-row>
          <table:table-cell table:style-name="Table5.A2" office:value-type="string">
            <text:p text:style-name="Table_20_Contents">lsb signal</text:p>
          </table:table-cell>
          <table:table-cell table:style-name="Table5.B2" office:value-type="string">
            <text:p text:style-name="Table_20_Contents">Least significant bit of signal</text:p>
          </table:table-cell>
        </table:table-row>
        <table:table-row>
          <table:table-cell table:style-name="Table5.A2" office:value-type="string">
            <text:p text:style-name="Table_20_Contents">lsbs signal</text:p>
          </table:table-cell>
          <table:table-cell table:style-name="Table5.B2" office:value-type="string">
            <text:p text:style-name="Table_20_Contents">Least significants bit of signal. <text:s/>Signal must be at least 2 bits wide.</text:p>
          </table:table-cell>
        </table:table-row>
      </table:table>
      <text:p text:style-name="Text_20_body"/>
      <table:table table:name="Table6" table:style-name="Table6">
        <table:table-column table:style-name="Table6.A"/>
        <table:table-column table:style-name="Table6.B"/>
        <table:table-row>
          <table:table-cell table:style-name="Table6.A1" table:number-columns-spanned="2" office:value-type="string">
            <text:p text:style-name="P16">Behavioural constructs</text:p>
          </table:table-cell>
          <table:covered-table-cell/>
        </table:table-row>
        <table:table-row>
          <table:table-cell table:style-name="Table6.A2" office:value-type="string">
            <text:p text:style-name="P17">Function/Operator</text:p>
          </table:table-cell>
          <table:table-cell table:style-name="Table6.B2" office:value-type="string">
            <text:p text:style-name="P17">Description</text:p>
          </table:table-cell>
        </table:table-row>
        <table:table-row>
          <table:table-cell table:style-name="Table6.A2" office:value-type="string">
            <text:p text:style-name="Table_20_Contents">b_if cond on_true on_false</text:p>
          </table:table-cell>
          <table:table-cell table:style-name="Table6.B2" office:value-type="string">
            <text:p text:style-name="Table_20_Contents">If statement. If cond evaluates to true then the list of statements in on_true are executed. <text:s/>Otherwise on_false is evaluated.</text:p>
          </table:table-cell>
        </table:table-row>
        <table:table-row>
          <table:table-cell table:style-name="Table6.A2" office:value-type="string">
            <text:p text:style-name="Table_20_Contents">b_switch sel cases</text:p>
          </table:table-cell>
          <table:table-cell table:style-name="Table6.B2" office:value-type="string">
            <text:p text:style-name="Table_20_Contents">Switch statement. <text:s/>Sel is used to “select” the code to execute from the list in cases.</text:p>
          </table:table-cell>
        </table:table-row>
        <table:table-row>
          <table:table-cell table:style-name="Table6.A2" office:value-type="string">
            <text:p text:style-name="Table_20_Contents">b_case cond code</text:p>
          </table:table-cell>
          <table:table-cell table:style-name="Table6.B2" office:value-type="string">
            <text:p text:style-name="Table_20_Contents">A case within a select statement. <text:s/>Cond is matched with sel and if true code is executed.</text:p>
          </table:table-cell>
        </table:table-row>
        <table:table-row>
          <table:table-cell table:style-name="Table6.A2" office:value-type="string">
            <text:p text:style-name="Table_20_Contents">b_reg clk rst rst_val ena wid</text:p>
          </table:table-cell>
          <table:table-cell table:style-name="Table6.B2" office:value-type="string">
            <text:p text:style-name="Table_20_Contents">Creates a register of the given width which may be assigned to within behavioural code</text:p>
          </table:table-cell>
        </table:table-row>
        <table:table-row>
          <table:table-cell table:style-name="Table6.A2" office:value-type="string">
            <text:p text:style-name="Table_20_Contents">b_regc ena width</text:p>
          </table:table-cell>
          <table:table-cell table:style-name="Table6.B2" office:value-type="string">
            <text:p text:style-name="Table_20_Contents">Same as b_reg except clock, reset and rst_val are given default values</text:p>
          </table:table-cell>
        </table:table-row>
        <table:table-row>
          <table:table-cell table:style-name="Table6.A2" office:value-type="string">
            <text:p text:style-name="Table_20_Contents">b_wire width</text:p>
          </table:table-cell>
          <table:table-cell table:style-name="Table6.B2" office:value-type="string">
            <text:p text:style-name="Table_20_Contents">Creates a wire of given width which may be assigned to within behavioural code</text:p>
          </table:table-cell>
        </table:table-row>
        <table:table-row>
          <table:table-cell table:style-name="Table6.A2" office:value-type="string">
            <text:p text:style-name="Table_20_Contents">($==)</text:p>
          </table:table-cell>
          <table:table-cell table:style-name="Table6.B2" office:value-type="string">
            <text:p text:style-name="Table_20_Contents">Assignment. <text:s/>Both operands must be the same width. <text:s/>Left hand side must be an unassigned wire. <text:s/>Right hand side is an arbitrary signal.</text:p>
          </table:table-cell>
        </table:table-row>
        <table:table-row>
          <table:table-cell table:style-name="Table6.A2" office:value-type="string">
            <text:p text:style-name="Table_20_Contents">q' b_sig</text:p>
          </table:table-cell>
          <table:table-cell table:style-name="Table6.B2" office:value-type="string">
            <text:p text:style-name="Table_20_Contents">Reads the value of a b_reg or b_wire. <text:s/>Used on the right hand side of the $== operator.</text:p>
          </table:table-cell>
        </table:table-row>
        <table:table-row>
          <table:table-cell table:style-name="Table6.A2" office:value-type="string">
            <text:p text:style-name="Table_20_Contents">behave code</text:p>
          </table:table-cell>
          <table:table-cell table:style-name="Table6.B2" office:value-type="string">
            <text:p text:style-name="Table_20_Contents">Takes a list of behavioural code (ie if, switch, $==) and converts them into the internal representation.</text:p>
          </table:table-cell>
        </table:table-row>
      </table:table>
      <text:p text:style-name="Text_20_body"/>
      <table:table table:name="Table7" table:style-name="Table7">
        <table:table-column table:style-name="Table7.A"/>
        <table:table-column table:style-name="Table7.B"/>
        <table:table-row>
          <table:table-cell table:style-name="Table7.A1" table:number-columns-spanned="2" office:value-type="string">
            <text:p text:style-name="P16">Sequential logic</text:p>
          </table:table-cell>
          <table:covered-table-cell/>
        </table:table-row>
        <table:table-row>
          <table:table-cell table:style-name="Table7.A2" office:value-type="string">
            <text:p text:style-name="P17">Function</text:p>
          </table:table-cell>
          <table:table-cell table:style-name="Table7.B2" office:value-type="string">
            <text:p text:style-name="P17">Description</text:p>
          </table:table-cell>
        </table:table-row>
        <table:table-row>
          <table:table-cell table:style-name="Table7.A2" office:value-type="string">
            <text:p text:style-name="Table_20_Contents">reg clk rst rst_val ena d</text:p>
          </table:table-cell>
          <table:table-cell table:style-name="Table7.B2" office:value-type="string">
            <text:p text:style-name="Table_20_Contents">Register primitive. <text:s/>Clk is the system clock, rst the aynchronous reset signal. <text:s/>rst_val is a constant signal that the register is reset to, ena is the clock enable and d is the input value to the register.</text:p>
          </table:table-cell>
        </table:table-row>
        <table:table-row>
          <table:table-cell table:style-name="Table7.A2" office:value-type="string">
            <text:p text:style-name="Table_20_Contents">regc ena d</text:p>
          </table:table-cell>
          <table:table-cell table:style-name="Table7.B2" office:value-type="string">
            <text:p text:style-name="Table_20_Contents">Register primitive which uses default clock and asynchronous reset. <text:s/>Register resets to zero.</text:p>
          </table:table-cell>
        </table:table-row>
        <table:table-row>
          <table:table-cell table:style-name="Table7.A2" office:value-type="string">
            <text:p text:style-name="Table_20_Contents">memory size clk we w d r</text:p>
          </table:table-cell>
          <table:table-cell table:style-name="Table7.B2" office:value-type="string">
            <text:p text:style-name="Table_20_Contents">Creates a memory of the given size. <text:s/>d is written to memory location w when we is high on the rising edge of clock. <text:s/>Memory location r is read asynchronously.</text:p>
          </table:table-cell>
        </table:table-row>
      </table:table>
      <text:p text:style-name="Text_20_body"/>
      <table:table table:name="Table8" table:style-name="Table8">
        <table:table-column table:style-name="Table8.A"/>
        <table:table-column table:style-name="Table8.B"/>
        <table:table-row>
          <table:table-cell table:style-name="Table8.A1" table:number-columns-spanned="2" office:value-type="string">
            <text:p text:style-name="P16">Instantiation</text:p>
          </table:table-cell>
          <table:covered-table-cell/>
        </table:table-row>
        <table:table-row>
          <table:table-cell table:style-name="Table8.A2" office:value-type="string">
            <text:p text:style-name="P17">Function/Operator</text:p>
          </table:table-cell>
          <table:table-cell table:style-name="Table8.B2" office:value-type="string">
            <text:p text:style-name="P17">Description</text:p>
          </table:table-cell>
        </table:table-row>
        <table:table-row>
          <table:table-cell table:style-name="Table8.A2" office:value-type="string">
            <text:p text:style-name="Table_20_Contents"><text:bookmark-start text:name="DDE_LINK8"/>inst name i o<text:bookmark-end text:name="DDE_LINK8"/></text:p>
          </table:table-cell>
          <table:table-cell table:style-name="Table8.B2" office:value-type="string">
            <text:p text:style-name="Table_20_Contents">Module instantiation with given name. <text:s/>i is a list of input ports, o is a list of output ports</text:p>
          </table:table-cell>
        </table:table-row>
        <table:table-row>
          <table:table-cell table:style-name="Table8.A2" office:value-type="string">
            <text:p text:style-name="Table_20_Contents">instg name generics i o</text:p>
          </table:table-cell>
          <table:table-cell table:style-name="Table8.B2" office:value-type="string">
            <text:p text:style-name="Table_20_Contents">Module instantiation which includes a specification of the modules generics.</text:p>
          </table:table-cell>
        </table:table-row>
        <table:table-row>
          <table:table-cell table:style-name="Table8.A2" office:value-type="string">
            <text:p text:style-name="Table_20_Contents">g_bit d</text:p>
          </table:table-cell>
          <table:table-cell table:style-name="Table8.B2" office:value-type="string">
            <text:p text:style-name="Table_20_Contents">Describes a single bit generic</text:p>
          </table:table-cell>
        </table:table-row>
        <table:table-row>
          <table:table-cell table:style-name="Table8.A2" office:value-type="string">
            <text:p text:style-name="Table_20_Contents">g_vec d</text:p>
          </table:table-cell>
          <table:table-cell table:style-name="Table8.B2" office:value-type="string">
            <text:p text:style-name="Table_20_Contents">Describes a vector generic</text:p>
          </table:table-cell>
        </table:table-row>
        <table:table-row>
          <table:table-cell table:style-name="Table8.A2" office:value-type="string">
            <text:p text:style-name="Table_20_Contents">g_int d</text:p>
          </table:table-cell>
          <table:table-cell table:style-name="Table8.B2" office:value-type="string">
            <text:p text:style-name="Table_20_Contents">Describes an integer generic</text:p>
          </table:table-cell>
        </table:table-row>
        <table:table-row>
          <table:table-cell table:style-name="Table8.A2" office:value-type="string">
            <text:p text:style-name="Table_20_Contents">g_flt d</text:p>
          </table:table-cell>
          <table:table-cell table:style-name="Table8.B2" office:value-type="string">
            <text:p text:style-name="Table_20_Contents">Describes a float generic</text:p>
          </table:table-cell>
        </table:table-row>
        <table:table-row>
          <table:table-cell table:style-name="Table8.A2" office:value-type="string">
            <text:p text:style-name="Table_20_Contents">g_str d</text:p>
          </table:table-cell>
          <table:table-cell table:style-name="Table8.B2" office:value-type="string">
            <text:p text:style-name="Table_20_Contents">Describes a string generic</text:p>
          </table:table-cell>
        </table:table-row>
        <table:table-row>
          <table:table-cell table:style-name="Table8.A2" office:value-type="string">
            <text:p text:style-name="Table_20_Contents">g_bool d</text:p>
          </table:table-cell>
          <table:table-cell table:style-name="Table8.B2" office:value-type="string">
            <text:p text:style-name="Table_20_Contents">Describes a boolean generic</text:p>
          </table:table-cell>
        </table:table-row>
        <table:table-row>
          <table:table-cell table:style-name="Table8.A2" office:value-type="string">
            <text:p text:style-name="Table_20_Contents">(==&gt;)</text:p>
          </table:table-cell>
          <table:table-cell table:style-name="Table8.B2" office:value-type="string">
            <text:p text:style-name="Table_20_Contents">Associates a name with a generic description</text:p>
          </table:table-cell>
        </table:table-row>
      </table:table>
      <text:p text:style-name="Text_20_body"><text:s/></text:p>
      <table:table table:name="Table9" table:style-name="Table9">
        <table:table-column table:style-name="Table9.A"/>
        <table:table-column table:style-name="Table9.B"/>
        <table:table-row>
          <table:table-cell table:style-name="Table9.A1" table:number-columns-spanned="2" office:value-type="string">
            <text:p text:style-name="P16">Misc</text:p>
          </table:table-cell>
          <table:covered-table-cell/>
        </table:table-row>
        <table:table-row>
          <table:table-cell table:style-name="Table9.A2" office:value-type="string">
            <text:p text:style-name="P17">Function/Operator</text:p>
          </table:table-cell>
          <table:table-cell table:style-name="Table9.B2" office:value-type="string">
            <text:p text:style-name="P17">Description</text:p>
          </table:table-cell>
        </table:table-row>
        <table:table-row>
          <table:table-cell table:style-name="Table9.A2" office:value-type="string">
            <text:p text:style-name="Table_20_Contents">width signal</text:p>
          </table:table-cell>
          <table:table-cell table:style-name="Table9.B2" office:value-type="string">
            <text:p text:style-name="Table_20_Contents">Gets the width of the given signal</text:p>
          </table:table-cell>
        </table:table-row>
        <table:table-row>
          <table:table-cell table:style-name="Table9.A2" office:value-type="string">
            <text:p text:style-name="Table_20_Contents">wire w</text:p>
          </table:table-cell>
          <table:table-cell table:style-name="Table9.B2" office:value-type="string">
            <text:p text:style-name="Table_20_Contents">Creates a wire of width w. <text:s/>May later be assigned to with the (&lt;==) operator.</text:p>
          </table:table-cell>
        </table:table-row>
        <table:table-row>
          <table:table-cell table:style-name="Table9.A2" office:value-type="string">
            <text:p text:style-name="Table_20_Contents">input name width</text:p>
          </table:table-cell>
          <table:table-cell table:style-name="Table9.B2" office:value-type="string">
            <text:p text:style-name="Table_20_Contents">Creates an input with the given name and width.</text:p>
          </table:table-cell>
        </table:table-row>
        <table:table-row>
          <table:table-cell table:style-name="Table9.A2" office:value-type="string">
            <text:p text:style-name="Table_20_Contents">output name signal</text:p>
          </table:table-cell>
          <table:table-cell table:style-name="Table9.B2" office:value-type="string">
            <text:p text:style-name="Table_20_Contents">Creates an output with the given name and width..</text:p>
          </table:table-cell>
        </table:table-row>
        <table:table-row>
          <table:table-cell table:style-name="Table9.A2" office:value-type="string">
            <text:p text:style-name="Table_20_Contents">(&lt;==)</text:p>
          </table:table-cell>
          <table:table-cell table:style-name="Table9.B2" office:value-type="string">
            <text:p text:style-name="Table_20_Contents">Assigns the operators right hand side to the wire on the left handside</text:p>
          </table:table-cell>
        </table:table-row>
        <table:table-row>
          <table:table-cell table:style-name="Table9.A2" office:value-type="string">
            <text:p text:style-name="Table_20_Contents">(--)</text:p>
          </table:table-cell>
          <table:table-cell table:style-name="Table9.B2" office:value-type="string">
            <text:p text:style-name="Table_20_Contents">Sets the name of the given signal</text:p>
          </table:table-cell>
        </table:table-row>
        <table:table-row>
          <table:table-cell table:style-name="Table9.A2" office:value-type="string">
            <text:p text:style-name="Table_20_Contents">mux2 sel hi lo</text:p>
          </table:table-cell>
          <table:table-cell table:style-name="Table9.B2" office:value-type="string">
            <text:p text:style-name="Table_20_Contents">2 way multiplexer. <text:s/>Sel is one bit. <text:s/>Hi and lo must be the same width.</text:p>
          </table:table-cell>
        </table:table-row>
        <table:table-row>
          <table:table-cell table:style-name="Table9.A2" office:value-type="string">
            <text:p text:style-name="Table_20_Contents">mux sel list</text:p>
          </table:table-cell>
          <table:table-cell table:style-name="Table9.B2" office:value-type="string">
            <text:p text:style-name="Table_20_Contents">N way multiplexer. <text:s/>All signals in list must be the same width. <text:s/>The length of list must be less than or equal to 2^(width sel). <text:s/>If the length is less than 2^(width sel) then the last element is repeated.</text:p>
          </table:table-cell>
        </table:table-row>
        <table:table-row>
          <table:table-cell table:style-name="Table9.A2" office:value-type="string">
            <text:p text:style-name="Table_20_Contents">constb bin_str</text:p>
          </table:table-cell>
          <table:table-cell table:style-name="Table9.B2" office:value-type="string">
            <text:p text:style-name="Table_20_Contents">Creates a constant signal from a string of 1's and 0's</text:p>
          </table:table-cell>
        </table:table-row>
        <table:table-row>
          <table:table-cell table:style-name="Table9.A2" office:value-type="string">
            <text:p text:style-name="Table_20_Contents">zero n</text:p>
          </table:table-cell>
          <table:table-cell table:style-name="Table9.B2" office:value-type="string">
            <text:p text:style-name="Table_20_Contents">Zero of width n (ie “000..00”)</text:p>
          </table:table-cell>
        </table:table-row>
        <table:table-row>
          <table:table-cell table:style-name="Table9.A2" office:value-type="string">
            <text:p text:style-name="Table_20_Contents">one n</text:p>
          </table:table-cell>
          <table:table-cell table:style-name="Table9.B2" office:value-type="string">
            <text:p text:style-name="Table_20_Contents">One of width n (ie “000...01”)</text:p>
          </table:table-cell>
        </table:table-row>
        <table:table-row>
          <table:table-cell table:style-name="Table9.A2" office:value-type="string">
            <text:p text:style-name="Table_20_Contents">ones n</text:p>
          </table:table-cell>
          <table:table-cell table:style-name="Table9.B2" office:value-type="string">
            <text:p text:style-name="Table_20_Contents">All ones of width n (ie “111..11”)</text:p>
          </table:table-cell>
        </table:table-row>
      </table:table>
      <text:h text:style-name="Heading_20_2" text:outline-level="2">Hardware manipulation</text:h>
      <table:table table:name="Table10" table:style-name="Table10">
        <table:table-column table:style-name="Table10.A"/>
        <table:table-column table:style-name="Table10.B"/>
        <table:table-row>
          <table:table-cell table:style-name="Table10.A1" office:value-type="string">
            <text:p text:style-name="P17">Function</text:p>
          </table:table-cell>
          <table:table-cell table:style-name="Table10.B1" office:value-type="string">
            <text:p text:style-name="P17">Description</text:p>
          </table:table-cell>
        </table:table-row>
        <table:table-row>
          <table:table-cell table:style-name="Table10.A1" office:value-type="string">
            <text:p text:style-name="Table_20_Contents">Verilog.write</text:p>
          </table:table-cell>
          <table:table-cell table:style-name="Table10.B1" office:value-type="string">
            <text:p text:style-name="Table_20_Contents">Write a Verilog netlist</text:p>
          </table:table-cell>
        </table:table-row>
        <table:table-row>
          <table:table-cell table:style-name="Table10.A1" office:value-type="string">
            <text:p text:style-name="Table_20_Contents">Vhdl.write</text:p>
          </table:table-cell>
          <table:table-cell table:style-name="Table10.B1" office:value-type="string">
            <text:p text:style-name="Table_20_Contents">Write a VHDL netlist</text:p>
          </table:table-cell>
        </table:table-row>
        <table:table-row>
          <table:table-cell table:style-name="Table10.A1" office:value-type="string">
            <text:p text:style-name="Table_20_Contents">Fsharp.write</text:p>
          </table:table-cell>
          <table:table-cell table:style-name="Table10.B1" office:value-type="string">
            <text:p text:style-name="Table_20_Contents">Write a FSharp netlist.</text:p>
          </table:table-cell>
        </table:table-row>
        <table:table-row>
          <table:table-cell table:style-name="Table10.A1" office:value-type="string">
            <text:p text:style-name="Table_20_Contents">Elaborate.elaborate</text:p>
          </table:table-cell>
          <table:table-cell table:style-name="Table10.B1" office:value-type="string">
            <text:p text:style-name="Table_20_Contents">Replaces instantiation nodes within the circuit with circuits provided in to the function, or DLL's found within the provided paths.</text:p>
          </table:table-cell>
        </table:table-row>
        <table:table-row>
          <table:table-cell table:style-name="Table10.A1" office:value-type="string">
            <text:p text:style-name="Table_20_Contents">Circuit.create</text:p>
          </table:table-cell>
          <table:table-cell table:style-name="Table10.B1" office:value-type="string">
            <text:p text:style-name="Table_20_Contents">Creates a circuit datatype from a list of outputs.</text:p>
          </table:table-cell>
        </table:table-row>
        <table:table-row>
          <table:table-cell table:style-name="Table10.A1" office:value-type="string">
            <text:p text:style-name="Table_20_Contents">Simulator.create_int</text:p>
          </table:table-cell>
          <table:table-cell table:style-name="Table10.B1" office:value-type="string">
            <text:p text:style-name="Table_20_Contents">Creates a simulator from a circuit. <text:s/>The basic datatype is an int.</text:p>
          </table:table-cell>
        </table:table-row>
        <table:table-row>
          <table:table-cell table:style-name="Table10.A1" office:value-type="string">
            <text:p text:style-name="Table_20_Contents">Simulator.create_uint32</text:p>
          </table:table-cell>
          <table:table-cell table:style-name="Table10.B1" office:value-type="string">
            <text:p text:style-name="Table_20_Contents">Creates a simulator from a circuit. <text:s/>The basic datatype is a uint32.</text:p>
          </table:table-cell>
        </table:table-row>
        <table:table-row>
          <table:table-cell table:style-name="Table10.A1" office:value-type="string">
            <text:p text:style-name="Table_20_Contents">Simulator.create_uint64</text:p>
          </table:table-cell>
          <table:table-cell table:style-name="Table10.B1" office:value-type="string">
            <text:p text:style-name="Table_20_Contents">Creates a simulator from a circuit. <text:s/>The basic datatype is a uint64.</text:p>
          </table:table-cell>
        </table:table-row>
        <table:table-row>
          <table:table-cell table:style-name="Table10.A1" office:value-type="string">
            <text:p text:style-name="Table_20_Contents">Simulator.create_array</text:p>
          </table:table-cell>
          <table:table-cell table:style-name="Table10.B1" office:value-type="string">
            <text:p text:style-name="Table_20_Contents">Creates a simulator from a circuit. <text:s/>The basic datatype is an array of <text:s/>uint32.</text:p>
          </table:table-cell>
        </table:table-row>
        <table:table-row>
          <table:table-cell table:style-name="Table10.A1" office:value-type="string">
            <text:p text:style-name="Table_20_Contents">Simulator.cycle</text:p>
          </table:table-cell>
          <table:table-cell table:style-name="Table10.B1" office:value-type="string">
            <text:p text:style-name="Table_20_Contents">Cycles the simulation by one step.</text:p>
          </table:table-cell>
        </table:table-row>
        <table:table-row>
          <table:table-cell table:style-name="Table10.A1" office:value-type="string">
            <text:p text:style-name="Table_20_Contents">Simulator.reset</text:p>
          </table:table-cell>
          <table:table-cell table:style-name="Table10.B1" office:value-type="string">
            <text:p text:style-name="Table_20_Contents">Resets the simulation.</text:p>
          </table:table-cell>
        </table:table-row>
        <table:table-row>
          <table:table-cell table:style-name="Table10.A1" office:value-type="string">
            <text:p text:style-name="Table_20_Contents">Simulator.inputs</text:p>
          </table:table-cell>
          <table:table-cell table:style-name="Table10.B1" office:value-type="string">
            <text:p text:style-name="Table_20_Contents">Gets a list of simulator inputs. <text:s/>Functions are provided to simplify access to ports via their names – find_input_data, find_input_width</text:p>
          </table:table-cell>
        </table:table-row>
        <table:table-row>
          <table:table-cell table:style-name="Table10.A1" office:value-type="string">
            <text:p text:style-name="Table_20_Contents">Simulator.outputs</text:p>
          </table:table-cell>
          <table:table-cell table:style-name="Table10.B1" office:value-type="string">
            <text:p text:style-name="Table_20_Contents">Gets a list of simulator outputs. <text:s/>Functions are provided to simplify access to ports via their names – find_output_data, find_output_width</text:p>
          </table:table-cell>
        </table:table-row>
      </table:table>
      <text:h text:style-name="Heading_20_2" text:outline-level="2">Programming in HDFS</text:h>
      <text:h text:style-name="Heading_20_3" text:outline-level="3">Datatypes</text:h>
      <text:p text:style-name="Text_20_body">The main datatype is signal_t and is defined below. <text:s/></text:p>
      <text:p text:style-name="P8"><text:span text:style-name="T2">type</text:span><text:span text:style-name="T3"> </text:span><text:span text:style-name="T4">signal_t</text:span><text:span text:style-name="T3"> </text:span><text:span text:style-name="T16">=</text:span><text:span text:style-name="T3"> </text:span></text:p>
      <text:p text:style-name="P8"><text:span text:style-name="T3"><text:s text:c="2"/></text:span><text:span text:style-name="T16">|</text:span><text:span text:style-name="T3"> </text:span><text:span text:style-name="T4">Signal_empty</text:span><text:span text:style-name="T3"> <text:s text:c="3"/></text:span></text:p>
      <text:p text:style-name="P8"><text:span text:style-name="T3"><text:s text:c="2"/></text:span><text:span text:style-name="T16">|</text:span><text:span text:style-name="T3"> </text:span><text:span text:style-name="T4">Signal_const</text:span><text:span text:style-name="T3"> <text:s text:c="3"/></text:span><text:span text:style-name="T2">of</text:span><text:span text:style-name="T3"> </text:span><text:span text:style-name="T4">id_t</text:span><text:span text:style-name="T3"> </text:span><text:span text:style-name="T16">*</text:span><text:span text:style-name="T3"> </text:span><text:span text:style-name="T4">size_t</text:span><text:span text:style-name="T3"> </text:span><text:span text:style-name="T16">*</text:span><text:span text:style-name="T3"> </text:span><text:span text:style-name="T20">string</text:span></text:p>
      <text:p text:style-name="P8"><text:span text:style-name="T3"><text:s text:c="2"/></text:span><text:span text:style-name="T16">|</text:span><text:span text:style-name="T3"> </text:span><text:span text:style-name="T4">Signal_binop</text:span><text:span text:style-name="T3"> <text:s text:c="3"/></text:span><text:span text:style-name="T2">of</text:span><text:span text:style-name="T3"> </text:span><text:span text:style-name="T4">id_t</text:span><text:span text:style-name="T3"> </text:span><text:span text:style-name="T16">*</text:span><text:span text:style-name="T3"> </text:span><text:span text:style-name="T4">size_t</text:span><text:span text:style-name="T3"> </text:span><text:span text:style-name="T16">*</text:span><text:span text:style-name="T3"> </text:span><text:span text:style-name="T4">binop_t</text:span><text:span text:style-name="T3"> </text:span><text:span text:style-name="T16">*</text:span><text:span text:style-name="T3"> </text:span><text:span text:style-name="T4">signal_t</text:span><text:span text:style-name="T3"> </text:span><text:span text:style-name="T16">*</text:span><text:span text:style-name="T3"> </text:span><text:span text:style-name="T4">signal_t</text:span></text:p>
      <text:p text:style-name="P8"><text:span text:style-name="T3"><text:s text:c="2"/></text:span><text:span text:style-name="T16">|</text:span><text:span text:style-name="T3"> </text:span><text:span text:style-name="T4">Signal_unop</text:span><text:span text:style-name="T3"> <text:s text:c="4"/></text:span><text:span text:style-name="T2">of</text:span><text:span text:style-name="T3"> </text:span><text:span text:style-name="T4">id_t</text:span><text:span text:style-name="T3"> </text:span><text:span text:style-name="T16">*</text:span><text:span text:style-name="T3"> </text:span><text:span text:style-name="T4">size_t</text:span><text:span text:style-name="T3"> </text:span><text:span text:style-name="T16">*</text:span><text:span text:style-name="T3"> </text:span><text:span text:style-name="T4">unop_t</text:span><text:span text:style-name="T3"> </text:span><text:span text:style-name="T16">*</text:span><text:span text:style-name="T3"> </text:span><text:span text:style-name="T4">signal_t</text:span></text:p>
      <text:p text:style-name="P8"><text:span text:style-name="T3"><text:s text:c="2"/></text:span><text:span text:style-name="T16">|</text:span><text:span text:style-name="T3"> </text:span><text:span text:style-name="T4">Signal_wire</text:span><text:span text:style-name="T3"> <text:s text:c="4"/></text:span><text:span text:style-name="T2">of</text:span><text:span text:style-name="T3"> </text:span><text:span text:style-name="T4">id_t</text:span><text:span text:style-name="T3"> </text:span><text:span text:style-name="T16">*</text:span><text:span text:style-name="T3"> </text:span><text:span text:style-name="T4">size_t</text:span><text:span text:style-name="T3"> </text:span><text:span text:style-name="T16">*</text:span><text:span text:style-name="T3"> </text:span><text:span text:style-name="T20">string</text:span><text:span text:style-name="T3"> </text:span><text:span text:style-name="T4">ref</text:span><text:span text:style-name="T3"> </text:span><text:span text:style-name="T16">*</text:span><text:span text:style-name="T3"> </text:span><text:span text:style-name="T4">signal_t</text:span><text:span text:style-name="T3"> </text:span><text:span text:style-name="T4">ref</text:span></text:p>
      <text:p text:style-name="P8"><text:span text:style-name="T3"><text:s text:c="2"/></text:span><text:span text:style-name="T16">|</text:span><text:span text:style-name="T3"> </text:span><text:span text:style-name="T4">Signal_mux</text:span><text:span text:style-name="T3"> <text:s text:c="5"/></text:span><text:span text:style-name="T2">of</text:span><text:span text:style-name="T3"> </text:span><text:span text:style-name="T4">id_t</text:span><text:span text:style-name="T3"> </text:span><text:span text:style-name="T16">*</text:span><text:span text:style-name="T3"> </text:span><text:span text:style-name="T4">size_t</text:span><text:span text:style-name="T3"> </text:span><text:span text:style-name="T16">*</text:span><text:span text:style-name="T3"> </text:span><text:span text:style-name="T4">signal_t</text:span><text:span text:style-name="T3"> </text:span><text:span text:style-name="T16">*</text:span><text:span text:style-name="T3"> </text:span><text:span text:style-name="T4">signal_t</text:span><text:span text:style-name="T3"> </text:span><text:span text:style-name="T20">list</text:span></text:p>
      <text:p text:style-name="P8"><text:span text:style-name="T3"><text:s text:c="2"/></text:span><text:span text:style-name="T16">|</text:span><text:span text:style-name="T3"> </text:span><text:span text:style-name="T4">Signal_select</text:span><text:span text:style-name="T3"> <text:s text:c="2"/></text:span><text:span text:style-name="T2">of</text:span><text:span text:style-name="T3"> </text:span><text:span text:style-name="T4">id_t</text:span><text:span text:style-name="T3"> </text:span><text:span text:style-name="T16">*</text:span><text:span text:style-name="T3"> </text:span><text:span text:style-name="T4">size_t</text:span><text:span text:style-name="T3"> </text:span><text:span text:style-name="T16">*</text:span><text:span text:style-name="T3"> </text:span><text:span text:style-name="T4">size_t</text:span><text:span text:style-name="T3"> </text:span><text:span text:style-name="T16">*</text:span><text:span text:style-name="T3"> </text:span><text:span text:style-name="T4">signal_t</text:span></text:p>
      <text:p text:style-name="P8"><text:span text:style-name="T3"><text:s text:c="2"/></text:span><text:span text:style-name="T16">|</text:span><text:span text:style-name="T3"> </text:span><text:span text:style-name="T4">Signal_reg</text:span><text:span text:style-name="T3"> <text:s text:c="5"/></text:span><text:span text:style-name="T2">of</text:span><text:span text:style-name="T3"> </text:span><text:span text:style-name="T4">id_t</text:span><text:span text:style-name="T3"> </text:span><text:span text:style-name="T16">*</text:span><text:span text:style-name="T3"> </text:span><text:span text:style-name="T4">size_t</text:span><text:span text:style-name="T3"> </text:span><text:span text:style-name="T16">*</text:span><text:span text:style-name="T3"> </text:span><text:span text:style-name="T4">signal_t</text:span><text:span text:style-name="T3"> </text:span><text:span text:style-name="T16">*</text:span><text:span text:style-name="T3"> </text:span><text:span text:style-name="T4">signal_t</text:span><text:span text:style-name="T3"> </text:span><text:span text:style-name="T16">*</text:span><text:span text:style-name="T3"> </text:span></text:p>
      <text:p text:style-name="P18"><text:span text:style-name="T6"><text:s text:c="23"/></text:span><text:span text:style-name="T8">signal_t</text:span><text:span text:style-name="T6"> </text:span><text:span text:style-name="T21">*</text:span><text:span text:style-name="T6"> </text:span><text:span text:style-name="T8">signal_t</text:span><text:span text:style-name="T6"> </text:span><text:span text:style-name="T21">*</text:span><text:span text:style-name="T6"> </text:span><text:span text:style-name="T8">signal_t</text:span></text:p>
      <text:p text:style-name="P8"><text:span text:style-name="T3"><text:s text:c="2"/></text:span><text:span text:style-name="T16">|</text:span><text:span text:style-name="T3"> </text:span><text:span text:style-name="T4">Signal_mem</text:span><text:span text:style-name="T3"> <text:s text:c="5"/></text:span><text:span text:style-name="T2">of</text:span><text:span text:style-name="T3"> </text:span><text:span text:style-name="T4">id_t</text:span><text:span text:style-name="T3"> </text:span><text:span text:style-name="T16">*</text:span><text:span text:style-name="T3"> </text:span><text:span text:style-name="T4">size_t</text:span><text:span text:style-name="T3"> </text:span><text:span text:style-name="T16">*</text:span><text:span text:style-name="T3"> </text:span><text:span text:style-name="T4">size_t</text:span><text:span text:style-name="T3"> </text:span><text:span text:style-name="T16">*</text:span><text:span text:style-name="T3"> </text:span><text:span text:style-name="T4">size_t</text:span><text:span text:style-name="T3"> </text:span><text:span text:style-name="T16">*</text:span></text:p>
      <text:p text:style-name="P8"><text:span text:style-name="T3"><text:s text:c="23"/></text:span><text:span text:style-name="T4">signal_t</text:span><text:span text:style-name="T3"> </text:span><text:span text:style-name="T16">*</text:span><text:span text:style-name="T22"> </text:span><text:span text:style-name="T4">signal_t</text:span><text:span text:style-name="T3"> </text:span><text:span text:style-name="T16">*</text:span><text:span text:style-name="T3"> </text:span><text:span text:style-name="T4">signal_t</text:span><text:span text:style-name="T3"> </text:span><text:span text:style-name="T16">*</text:span><text:span text:style-name="T3"> </text:span></text:p>
      <text:p text:style-name="P8"><text:span text:style-name="T3"><text:s text:c="23"/></text:span><text:span text:style-name="T4">signal_t</text:span><text:span text:style-name="T3"> </text:span><text:span text:style-name="T16">*</text:span><text:span text:style-name="T22"> </text:span><text:span text:style-name="T4">signal_t</text:span></text:p>
      <text:p text:style-name="P8"><text:span text:style-name="T3"><text:s text:c="2"/></text:span><text:span text:style-name="T16">|</text:span><text:span text:style-name="T3"> </text:span><text:span text:style-name="T4">Signal_behave</text:span><text:span text:style-name="T3"> <text:s text:c="2"/></text:span><text:span text:style-name="T2">of</text:span><text:span text:style-name="T3"> </text:span><text:span text:style-name="T4">id_t</text:span><text:span text:style-name="T3"> </text:span><text:span text:style-name="T16">*</text:span><text:span text:style-name="T3"> </text:span><text:span text:style-name="T4">size_t</text:span><text:span text:style-name="T3"> </text:span><text:span text:style-name="T16">*</text:span><text:span text:style-name="T3"> </text:span><text:span text:style-name="T4">behave_t</text:span><text:span text:style-name="T3"> </text:span><text:span text:style-name="T20">list</text:span><text:span text:style-name="T3"> </text:span><text:span text:style-name="T16">*</text:span><text:span text:style-name="T3"> </text:span><text:span text:style-name="T4">signal_t</text:span><text:span text:style-name="T3"> </text:span><text:span text:style-name="T20">list</text:span></text:p>
      <text:p text:style-name="P8"><text:span text:style-name="T3"><text:s text:c="2"/></text:span><text:span text:style-name="T16">|</text:span><text:span text:style-name="T3"> </text:span><text:span text:style-name="T4">Signal_inst</text:span><text:span text:style-name="T3"> <text:s text:c="4"/></text:span><text:span text:style-name="T2">of</text:span><text:span text:style-name="T3"> </text:span><text:span text:style-name="T4">id_t</text:span><text:span text:style-name="T3"> </text:span><text:span text:style-name="T16">*</text:span><text:span text:style-name="T3"> </text:span><text:span text:style-name="T20">string</text:span><text:span text:style-name="T3"> </text:span><text:span text:style-name="T16">*</text:span><text:span text:style-name="T3"> </text:span><text:span text:style-name="T4">generic_t</text:span><text:span text:style-name="T3"> </text:span><text:span text:style-name="T20">list</text:span><text:span text:style-name="T3"> </text:span><text:span text:style-name="T16">*</text:span></text:p>
      <text:p text:style-name="P8"><text:span text:style-name="T3"><text:s text:c="23"/></text:span><text:span text:style-name="T4">inst_connect_t</text:span><text:span text:style-name="T3"> </text:span><text:span text:style-name="T20">list</text:span><text:span text:style-name="T3"> </text:span><text:span text:style-name="T16">*</text:span><text:span text:style-name="T3"> </text:span><text:span text:style-name="T4">inst_connect_t</text:span><text:span text:style-name="T3"> </text:span><text:span text:style-name="T20">list</text:span></text:p>
      <text:p text:style-name="P13"/>
      <text:p text:style-name="Text_20_body">This recursively defined datatype is built using the functions and operators described in the API section. <text:s/>Users need not worry about the internal representation of nodes for general design work. </text:p>
      <text:p text:style-name="Text_20_body">From the signal_t graph a circuit is generated using the Circuit.create function. <text:s/>It is constructed from a list of output signals and is used by the simulator, netlist generators etc.</text:p>
      <text:h text:style-name="Heading_20_3" text:outline-level="3">Circuits</text:h>
      <text:p text:style-name="Text_20_body">Circuits are first built up using the provided operators and functions. <text:s/>Here, for example, is a F# function which builds a complex multiplier.</text:p>
      <text:p text:style-name="P19"><text:span text:style-name="T23">open</text:span><text:span text:style-name="T6"> </text:span><text:span text:style-name="T24">DigitalLogic</text:span></text:p>
      <text:p text:style-name="P8"><text:span text:style-name="T2">open</text:span><text:span text:style-name="T3"> </text:span><text:span text:style-name="T4">DigitalLogic</text:span><text:span text:style-name="T16">.</text:span><text:span text:style-name="T4">Design</text:span></text:p>
      <text:p text:style-name="P13"/>
      <text:p text:style-name="P8"><text:span text:style-name="T2">let</text:span><text:span text:style-name="T3"> </text:span><text:span text:style-name="T4">complex_mul</text:span><text:span text:style-name="T3"> </text:span><text:span text:style-name="T16">(</text:span><text:span text:style-name="T4">ar</text:span><text:span text:style-name="T16">,</text:span><text:span text:style-name="T4">ai</text:span><text:span text:style-name="T16">)</text:span><text:span text:style-name="T3"> </text:span><text:span text:style-name="T16">(</text:span><text:span text:style-name="T4">br</text:span><text:span text:style-name="T16">,</text:span><text:span text:style-name="T4">bi</text:span><text:span text:style-name="T16">)</text:span><text:span text:style-name="T3"> </text:span><text:span text:style-name="T16">=</text:span><text:span text:style-name="T3"> </text:span></text:p>
      <text:p text:style-name="P8"><text:span text:style-name="T3"><text:s text:c="2"/></text:span><text:span text:style-name="T2">let</text:span><text:span text:style-name="T3"> </text:span><text:span text:style-name="T4">r</text:span><text:span text:style-name="T3"> </text:span><text:span text:style-name="T16">=</text:span><text:span text:style-name="T3"> </text:span><text:span text:style-name="T16">(</text:span><text:span text:style-name="T4">ar</text:span><text:span text:style-name="T3"> </text:span><text:span text:style-name="T16">*+</text:span><text:span text:style-name="T3"> </text:span><text:span text:style-name="T4">br</text:span><text:span text:style-name="T16">)</text:span><text:span text:style-name="T3"> </text:span><text:span text:style-name="T16">-:</text:span><text:span text:style-name="T3"> </text:span><text:span text:style-name="T16">(</text:span><text:span text:style-name="T4">ai</text:span><text:span text:style-name="T3"> </text:span><text:span text:style-name="T16">*+</text:span><text:span text:style-name="T3"> </text:span><text:span text:style-name="T4">bi</text:span><text:span text:style-name="T16">)</text:span><text:span text:style-name="T3"> </text:span><text:span text:style-name="T2">in</text:span></text:p>
      <text:p text:style-name="P8"><text:span text:style-name="T3"><text:s text:c="2"/></text:span><text:span text:style-name="T2">let</text:span><text:span text:style-name="T3"> </text:span><text:span text:style-name="T4">i</text:span><text:span text:style-name="T3"> </text:span><text:span text:style-name="T16">=</text:span><text:span text:style-name="T3"> </text:span><text:span text:style-name="T16">(</text:span><text:span text:style-name="T4">ar</text:span><text:span text:style-name="T3"> </text:span><text:span text:style-name="T16">*+</text:span><text:span text:style-name="T3"> </text:span><text:span text:style-name="T4">bi</text:span><text:span text:style-name="T16">)</text:span><text:span text:style-name="T3"> </text:span><text:span text:style-name="T16">+:</text:span><text:span text:style-name="T3"> </text:span><text:span text:style-name="T16">(</text:span><text:span text:style-name="T4">ai</text:span><text:span text:style-name="T3"> </text:span><text:span text:style-name="T16">*+</text:span><text:span text:style-name="T3"> </text:span><text:span text:style-name="T4">br</text:span><text:span text:style-name="T16">)</text:span><text:span text:style-name="T3"> </text:span><text:span text:style-name="T2">in</text:span></text:p>
      <text:p text:style-name="P8"><text:span text:style-name="T3"><text:s text:c="2"/></text:span><text:span text:style-name="T4">r</text:span><text:span text:style-name="T16">,</text:span><text:span text:style-name="T3"> </text:span><text:span text:style-name="T4">i</text:span></text:p>
      <text:p text:style-name="Text_20_body">In order to create an implementation of this we need to define the circuits inputs, outputs and call the Circuit.create function:</text:p>
      <text:p text:style-name="Standard"><text:span text:style-name="T2">let</text:span><text:span text:style-name="T3"> </text:span><text:span text:style-name="T4">build_circuit</text:span><text:span text:style-name="T2">()</text:span><text:span text:style-name="T3"> </text:span><text:span text:style-name="T16">=</text:span><text:span text:style-name="T3"> </text:span></text:p>
      <text:p text:style-name="P8"><text:span text:style-name="T3"><text:s text:c="2"/></text:span><text:span text:style-name="T2">let</text:span><text:span text:style-name="T3"> </text:span><text:span text:style-name="T4">bits</text:span><text:span text:style-name="T3"> </text:span><text:span text:style-name="T16">=</text:span><text:span text:style-name="T3"> </text:span><text:span text:style-name="T4">10</text:span><text:span text:style-name="T3"> </text:span><text:span text:style-name="T2">in</text:span></text:p>
      <text:p text:style-name="P8"><text:span text:style-name="T3"><text:s text:c="2"/></text:span><text:span text:style-name="T2">let</text:span><text:span text:style-name="T3"> </text:span><text:span text:style-name="T4">r</text:span><text:span text:style-name="T16">,</text:span><text:span text:style-name="T3"> </text:span><text:span text:style-name="T4">i</text:span><text:span text:style-name="T3"> </text:span><text:span text:style-name="T16">=</text:span><text:span text:style-name="T3"> </text:span><text:span text:style-name="T4">complex_mul</text:span></text:p>
      <text:p text:style-name="P8"><text:span text:style-name="T3"><text:s text:c="4"/></text:span><text:span text:style-name="T16">((</text:span><text:span text:style-name="T4">input</text:span><text:span text:style-name="T3"> </text:span><text:span text:style-name="T4">"ar"</text:span><text:span text:style-name="T3"> </text:span><text:span text:style-name="T4">bits</text:span><text:span text:style-name="T16">),</text:span><text:span text:style-name="T3"> </text:span><text:span text:style-name="T16">(</text:span><text:span text:style-name="T4">input</text:span><text:span text:style-name="T3"> </text:span><text:span text:style-name="T4">"ai"</text:span><text:span text:style-name="T3"> </text:span><text:span text:style-name="T4">bits</text:span><text:span text:style-name="T16">))</text:span></text:p>
      <text:p text:style-name="P8"><text:span text:style-name="T3"><text:s text:c="4"/></text:span><text:span text:style-name="T16">((</text:span><text:span text:style-name="T4">input</text:span><text:span text:style-name="T3"> </text:span><text:span text:style-name="T4">"br"</text:span><text:span text:style-name="T3"> </text:span><text:span text:style-name="T4">bits</text:span><text:span text:style-name="T16">),</text:span><text:span text:style-name="T3"> </text:span><text:span text:style-name="T16">(</text:span><text:span text:style-name="T4">input</text:span><text:span text:style-name="T3"> </text:span><text:span text:style-name="T4">"bi"</text:span><text:span text:style-name="T3"> </text:span><text:span text:style-name="T4">bits</text:span><text:span text:style-name="T16">))</text:span><text:span text:style-name="T3"> </text:span><text:span text:style-name="T2">in</text:span></text:p>
      <text:p text:style-name="P8"><text:span text:style-name="T3"><text:s text:c="2"/></text:span><text:span text:style-name="T2">let</text:span><text:span text:style-name="T3"> </text:span><text:span text:style-name="T4">circuit</text:span><text:span text:style-name="T3"> </text:span><text:span text:style-name="T16">=</text:span><text:span text:style-name="T3"> </text:span><text:span text:style-name="T4">Circuit</text:span><text:span text:style-name="T16">.</text:span><text:span text:style-name="T4">create</text:span><text:span text:style-name="T3"> </text:span><text:span text:style-name="T16">[</text:span></text:p>
      <text:p text:style-name="P8"><text:span text:style-name="T3"><text:s text:c="4"/></text:span><text:span text:style-name="T16">(</text:span><text:span text:style-name="T4">output</text:span><text:span text:style-name="T3"> </text:span><text:span text:style-name="T4">"r"</text:span><text:span text:style-name="T3"> </text:span><text:span text:style-name="T4">r</text:span><text:span text:style-name="T16">);</text:span><text:span text:style-name="T3"> </text:span></text:p>
      <text:p text:style-name="P8"><text:span text:style-name="T3"><text:s text:c="4"/></text:span><text:span text:style-name="T16">(</text:span><text:span text:style-name="T4">output</text:span><text:span text:style-name="T3"> </text:span><text:span text:style-name="T4">"i"</text:span><text:span text:style-name="T3"> </text:span><text:span text:style-name="T4">i</text:span><text:span text:style-name="T16">)</text:span></text:p>
      <text:p text:style-name="P8"><text:span text:style-name="T3"><text:s text:c="2"/></text:span><text:span text:style-name="T16">]</text:span><text:span text:style-name="T3"> </text:span><text:span text:style-name="T2">in</text:span></text:p>
      <text:p text:style-name="P8"><text:span text:style-name="T3"><text:s text:c="2"/></text:span><text:span text:style-name="T16">...</text:span></text:p>
      <text:p text:style-name="Text_20_body">There is an important distinction to be made here between what actually constitutes F# code and what ends up in the generated circuit. <text:s/>This, for example, does not create a valid counter, and in may not even compile (load is, or should be, a signal if you want it included in the generated hardware).</text:p>
      <text:p text:style-name="P8"><text:span text:style-name="T2">let</text:span><text:span text:style-name="T3"> </text:span><text:span text:style-name="T4">counter</text:span><text:span text:style-name="T3"> </text:span><text:span text:style-name="T4">clock</text:span><text:span text:style-name="T3"> </text:span><text:span text:style-name="T4">reset</text:span><text:span text:style-name="T3"> </text:span><text:span text:style-name="T4">enable</text:span><text:span text:style-name="T3"> </text:span><text:span text:style-name="T4">load</text:span><text:span text:style-name="T3"> </text:span><text:span text:style-name="T4">init</text:span><text:span text:style-name="T3"> </text:span><text:span text:style-name="T16">=</text:span><text:span text:style-name="T3"> </text:span></text:p>
      <text:p text:style-name="P8"><text:span text:style-name="T3"><text:s text:c="2"/></text:span><text:span text:style-name="T2">let</text:span><text:span text:style-name="T3"> </text:span><text:span text:style-name="T18">d</text:span><text:span text:style-name="T3"> </text:span><text:span text:style-name="T16">=</text:span><text:span text:style-name="T3"> </text:span><text:span text:style-name="T4">wire</text:span><text:span text:style-name="T3"> </text:span><text:span text:style-name="T4">(width init)</text:span><text:span text:style-name="T18"> </text:span><text:span text:style-name="T2">in</text:span></text:p>
      <text:p text:style-name="P8"><text:span text:style-name="T3"><text:s text:c="2"/></text:span><text:span text:style-name="T2">let</text:span><text:span text:style-name="T3"> </text:span><text:span text:style-name="T4">q</text:span><text:span text:style-name="T3"> </text:span><text:span text:style-name="T16">=</text:span><text:span text:style-name="T3"> </text:span><text:span text:style-name="T4">regc</text:span><text:span text:style-name="T3"> </text:span><text:span text:style-name="T4">enable</text:span><text:span text:style-name="T3"> </text:span><text:span text:style-name="T16">(</text:span><text:span text:style-name="T2">if</text:span><text:span text:style-name="T3"> </text:span><text:span text:style-name="T4">load</text:span><text:span text:style-name="T3"> </text:span><text:span text:style-name="T2">then</text:span><text:span text:style-name="T3"> </text:span><text:span text:style-name="T4">init</text:span><text:span text:style-name="T3"> </text:span><text:span text:style-name="T2">else</text:span><text:span text:style-name="T3"> d</text:span><text:span text:style-name="T16">)</text:span><text:span text:style-name="T3"> </text:span><text:span text:style-name="T2">in</text:span></text:p>
      <text:p text:style-name="P8"><text:span text:style-name="T3"><text:s text:c="2"/></text:span><text:span text:style-name="T4">d</text:span><text:span text:style-name="T3"> </text:span><text:span text:style-name="T16">&lt;==</text:span><text:span text:style-name="T3"> q</text:span><text:span text:style-name="T16">;</text:span></text:p>
      <text:p text:style-name="P8"><text:span text:style-name="T3"><text:s text:c="2"/></text:span><text:span text:style-name="T4">q</text:span></text:p>
      <text:h text:style-name="Heading_20_3" text:outline-level="3">Registers and Memories</text:h>
      <text:p text:style-name="Text_20_body">Registers are the basic sequential elements in a HDFS design. <text:s/>The most general register type is instantiated with the reg function.</text:p>
      <text:p text:style-name="P8"><text:span text:style-name="T25">reg</text:span><text:span text:style-name="T26"> </text:span><text:span text:style-name="T25">clock</text:span><text:span text:style-name="T26"> </text:span><text:span text:style-name="T25">reset</text:span><text:span text:style-name="T26"> </text:span><text:span text:style-name="T16">(</text:span><text:span text:style-name="T4">constb</text:span><text:span text:style-name="T3"> </text:span><text:span text:style-name="T4">"01"</text:span><text:span text:style-name="T16">)</text:span><text:span text:style-name="T3"> </text:span><text:span text:style-name="T4">enable</text:span><text:span text:style-name="T3"> </text:span><text:span text:style-name="T4">data</text:span></text:p>
      <text:p text:style-name="P20"/>
      <text:p text:style-name="Text_20_body">This would produce the following Verilog code.</text:p>
      <text:p text:style-name="P8"><text:span text:style-name="T2">assign</text:span><text:span text:style-name="T3"> </text:span><text:span text:style-name="T4">hdfs_138</text:span><text:span text:style-name="T3"> </text:span><text:span text:style-name="T5">=</text:span><text:span text:style-name="T3"> </text:span><text:span text:style-name="T11">2'b01</text:span><text:span text:style-name="T5">;</text:span></text:p>
      <text:p text:style-name="P8"><text:span text:style-name="T2">always</text:span><text:span text:style-name="T3"> </text:span><text:span text:style-name="T5">@(</text:span><text:span text:style-name="T2">posedge</text:span><text:span text:style-name="T3"> </text:span><text:span text:style-name="T4">clock</text:span><text:span text:style-name="T5">,</text:span><text:span text:style-name="T3"> </text:span><text:span text:style-name="T2">posedge</text:span><text:span text:style-name="T3"> </text:span><text:span text:style-name="T4">reset</text:span><text:span text:style-name="T5">)</text:span></text:p>
      <text:p text:style-name="P8"><text:span text:style-name="T3"><text:s text:c="2"/></text:span><text:span text:style-name="T2">if</text:span><text:span text:style-name="T3"> </text:span><text:span text:style-name="T5">(</text:span><text:span text:style-name="T4">reset</text:span><text:span text:style-name="T5">)</text:span><text:span text:style-name="T3"> </text:span><text:span text:style-name="T4">hdfs_140</text:span><text:span text:style-name="T3"> </text:span><text:span text:style-name="T5">&lt;=</text:span><text:span text:style-name="T3"> </text:span><text:span text:style-name="T4">hdfs_138</text:span><text:span text:style-name="T5">;</text:span></text:p>
      <text:p text:style-name="P8"><text:span text:style-name="T3"><text:s text:c="2"/></text:span><text:span text:style-name="T2">else</text:span><text:span text:style-name="T3"> </text:span><text:span text:style-name="T2">if</text:span><text:span text:style-name="T3"> </text:span><text:span text:style-name="T5">(</text:span><text:span text:style-name="T4">enable</text:span><text:span text:style-name="T5">)</text:span><text:span text:style-name="T3"> </text:span><text:span text:style-name="T4">hdfs_140</text:span><text:span text:style-name="T3"> </text:span><text:span text:style-name="T5">&lt;=</text:span><text:span text:style-name="T3"> </text:span><text:span text:style-name="T4">hdfs_139</text:span><text:span text:style-name="T5">;</text:span></text:p>
      <text:p text:style-name="Text_20_body">With registers both the clock and data input must be valid hardware signals. <text:s/>The reset value may be given as empty in which case the register will reset to 0 by default. <text:s/>The reset and enable inputs may also be set to empty and the resulting HDL code will reflect this.</text:p>
      <text:p text:style-name="P8"><text:span text:style-name="T2">always</text:span><text:span text:style-name="T3"> </text:span><text:span text:style-name="T5">@(</text:span><text:span text:style-name="T2">posedge</text:span><text:span text:style-name="T3"> </text:span><text:span text:style-name="T4">clock</text:span><text:span text:style-name="T5">)</text:span></text:p>
      <text:p text:style-name="P8"><text:span text:style-name="T3"><text:s text:c="2"/></text:span><text:span text:style-name="T4">hdfs_103</text:span><text:span text:style-name="T3"> </text:span><text:span text:style-name="T5">&lt;=</text:span><text:span text:style-name="T3"> </text:span><text:span text:style-name="T4">hdfs_102</text:span><text:span text:style-name="T5">;</text:span></text:p>
      <text:p text:style-name="P9"/>
      <text:p text:style-name="P8"><text:span text:style-name="T2">always</text:span><text:span text:style-name="T3"> </text:span><text:span text:style-name="T5">@(</text:span><text:span text:style-name="T2">posedge</text:span><text:span text:style-name="T3"> </text:span><text:span text:style-name="T4">clock</text:span><text:span text:style-name="T5">,</text:span><text:span text:style-name="T3"> </text:span><text:span text:style-name="T2">posedge</text:span><text:span text:style-name="T3"> </text:span><text:span text:style-name="T4">reset</text:span><text:span text:style-name="T5">)</text:span></text:p>
      <text:p text:style-name="P8"><text:span text:style-name="T3"><text:s text:c="2"/></text:span><text:span text:style-name="T2">if</text:span><text:span text:style-name="T3"> </text:span><text:span text:style-name="T5">(</text:span><text:span text:style-name="T4">reset</text:span><text:span text:style-name="T5">)</text:span><text:span text:style-name="T3"> </text:span><text:span text:style-name="T4">hdfs_140</text:span><text:span text:style-name="T3"> </text:span><text:span text:style-name="T5">&lt;=</text:span><text:span text:style-name="T3"> </text:span><text:span text:style-name="T4">hdfs_138</text:span><text:span text:style-name="T5">;</text:span></text:p>
      <text:p text:style-name="P8"><text:span text:style-name="T3"><text:s text:c="2"/></text:span><text:span text:style-name="T2">else</text:span><text:span text:style-name="T3"> </text:span><text:span text:style-name="T4">hdfs_140</text:span><text:span text:style-name="T3"> </text:span><text:span text:style-name="T5">&lt;=</text:span><text:span text:style-name="T3"> </text:span><text:span text:style-name="T4">hdfs_139</text:span><text:span text:style-name="T5">;</text:span></text:p>
      <text:p text:style-name="P20"/>
      <text:p text:style-name="P8"><text:span text:style-name="T2">always</text:span><text:span text:style-name="T3"> </text:span><text:span text:style-name="T5">@(</text:span><text:span text:style-name="T2">posedge</text:span><text:span text:style-name="T3"> </text:span><text:span text:style-name="T4">clock</text:span><text:span text:style-name="T5">,</text:span><text:span text:style-name="T3"> </text:span><text:span text:style-name="T2">posedge</text:span><text:span text:style-name="T3"> </text:span><text:span text:style-name="T4">reset</text:span><text:span text:style-name="T5">)</text:span></text:p>
      <text:p text:style-name="P8"><text:span text:style-name="T3"><text:s text:c="2"/></text:span><text:span text:style-name="T2">if</text:span><text:span text:style-name="T3"> </text:span><text:span text:style-name="T5">(</text:span><text:span text:style-name="T4">enable</text:span><text:span text:style-name="T5">)</text:span><text:span text:style-name="T3"> </text:span><text:span text:style-name="T4">hdfs_140</text:span><text:span text:style-name="T3"> </text:span><text:span text:style-name="T5">&lt;=</text:span><text:span text:style-name="T3"> </text:span><text:span text:style-name="T4">hdfs_139</text:span><text:span text:style-name="T5">;</text:span></text:p>
      <text:p text:style-name="Text_20_body">This is useful as certain FPGA constructs (for example SRL's in Xilinx Virtex parts) must be described without a reset.</text:p>
      <text:p text:style-name="P8">Memories are the second type of sequential element. <text:s/>They do not support an asynchronous reset. <text:s/>They are provided not to support arrays of registers (which can easily be provided by arrays or lists of signals in F#) but rather to allow synthesizers to infer memory elements in FPGA's. <text:s/>They allow one synchronous write port and one asynchronous read port. <text:s/>Such arrays can be mapped to Distributed RAM in Virtex chips. <text:s/>Attaching a register to the read address or memory output allows inference of Block RAM in Virtex chips, and should be applicable to other FPGA types.</text:p>
      <text:h text:style-name="Heading_20_3" text:outline-level="3">Behavioural code</text:h>
      <text:p text:style-name="Text_20_body">For certain problems the traditional style of controlling assignment with if and switch constructs is very useful. <text:s/>This is particularly true when designing statemachines.</text:p>
      <text:p text:style-name="Standard"><text:span text:style-name="T2">open</text:span><text:span text:style-name="T3"> </text:span><text:span text:style-name="T4">DigitalLogic</text:span></text:p>
      <text:p text:style-name="P8"><text:span text:style-name="T2">open</text:span><text:span text:style-name="T3"> </text:span><text:span text:style-name="T4">DigitalLogic</text:span><text:span text:style-name="T16">.</text:span><text:span text:style-name="T4">Design</text:span></text:p>
      <text:p text:style-name="P13"/>
      <text:p text:style-name="P8"><text:span text:style-name="T2">let</text:span><text:span text:style-name="T3"> </text:span><text:span text:style-name="T4">statemachine</text:span><text:span text:style-name="T3"> </text:span><text:span text:style-name="T4">s_start</text:span><text:span text:style-name="T3"> </text:span><text:span text:style-name="T16">=</text:span><text:span text:style-name="T3"> </text:span></text:p>
      <text:p text:style-name="P8"><text:span text:style-name="T3"><text:s text:c="2"/></text:span><text:span text:style-name="T2">let</text:span><text:span text:style-name="T3"> </text:span><text:span text:style-name="T4">s_done</text:span><text:span text:style-name="T3"> <text:s/></text:span><text:span text:style-name="T16">=</text:span><text:span text:style-name="T3"> </text:span><text:span text:style-name="T4">b_wire0</text:span><text:span text:style-name="T3"> </text:span><text:span text:style-name="T4">1</text:span><text:span text:style-name="T3"> </text:span><text:span text:style-name="T2">in</text:span></text:p>
      <text:p text:style-name="P8"><text:span text:style-name="T3"><text:s text:c="2"/></text:span><text:span text:style-name="T2">let</text:span><text:span text:style-name="T3"> </text:span><text:span text:style-name="T4">s_state</text:span><text:span text:style-name="T3"> </text:span><text:span text:style-name="T16">=</text:span><text:span text:style-name="T3"> </text:span><text:span text:style-name="T4">b_regc</text:span><text:span text:style-name="T18"> enable </text:span><text:span text:style-name="T4">2</text:span><text:span text:style-name="T3"> </text:span><text:span text:style-name="T2">in</text:span></text:p>
      <text:p text:style-name="P8"><text:span text:style-name="T3"><text:s text:c="2"/></text:span><text:span text:style-name="T2">let</text:span><text:span text:style-name="T3"> </text:span><text:span text:style-name="T4">s_zero</text:span><text:span text:style-name="T3"> <text:s/></text:span><text:span text:style-name="T16">=</text:span><text:span text:style-name="T3"> </text:span><text:span text:style-name="T4">constb</text:span><text:span text:style-name="T3"> </text:span><text:span text:style-name="T4">"00"</text:span><text:span text:style-name="T3"> </text:span><text:span text:style-name="T2">in</text:span></text:p>
      <text:p text:style-name="P8"><text:span text:style-name="T3"><text:s text:c="2"/></text:span><text:span text:style-name="T2">let</text:span><text:span text:style-name="T3"> </text:span><text:span text:style-name="T4">s_one</text:span><text:span text:style-name="T3"> <text:s text:c="2"/></text:span><text:span text:style-name="T16">=</text:span><text:span text:style-name="T3"> </text:span><text:span text:style-name="T4">constb</text:span><text:span text:style-name="T3"> </text:span><text:span text:style-name="T4">"01"</text:span><text:span text:style-name="T3"> </text:span><text:span text:style-name="T2">in</text:span></text:p>
      <text:p text:style-name="P8"><text:span text:style-name="T3"><text:s text:c="2"/></text:span><text:span text:style-name="T2">let</text:span><text:span text:style-name="T3"> </text:span><text:span text:style-name="T4">s_two</text:span><text:span text:style-name="T3"> <text:s text:c="2"/></text:span><text:span text:style-name="T16">=</text:span><text:span text:style-name="T3"> </text:span><text:span text:style-name="T4">constb</text:span><text:span text:style-name="T3"> </text:span><text:span text:style-name="T4">"10"</text:span><text:span text:style-name="T3"> </text:span><text:span text:style-name="T2">in</text:span></text:p>
      <text:p text:style-name="P8"><text:span text:style-name="T3"><text:s text:c="2"/></text:span><text:span text:style-name="T2">let</text:span><text:span text:style-name="T3"> </text:span><text:span text:style-name="T4">s_three</text:span><text:span text:style-name="T3"> </text:span><text:span text:style-name="T16">=</text:span><text:span text:style-name="T3"> </text:span><text:span text:style-name="T4">constb</text:span><text:span text:style-name="T3"> </text:span><text:span text:style-name="T4">"11"</text:span><text:span text:style-name="T3"> </text:span><text:span text:style-name="T2">in</text:span></text:p>
      <text:p text:style-name="P8"><text:span text:style-name="T3"><text:s text:c="2"/></text:span><text:span text:style-name="T4">behave</text:span><text:span text:style-name="T3"> </text:span><text:span text:style-name="T16">[</text:span></text:p>
      <text:p text:style-name="P8"><text:span text:style-name="T3"><text:s text:c="4"/></text:span><text:span text:style-name="T4">b_switch</text:span><text:span text:style-name="T3"> </text:span><text:span text:style-name="T4">s_state</text:span><text:span text:style-name="T3"> </text:span><text:span text:style-name="T16">[</text:span></text:p>
      <text:p text:style-name="P8"><text:span text:style-name="T3"><text:s text:c="6"/></text:span><text:span text:style-name="T4">b_case</text:span><text:span text:style-name="T3"> </text:span><text:span text:style-name="T4">s_zero</text:span><text:span text:style-name="T3"> </text:span><text:span text:style-name="T16">[</text:span></text:p>
      <text:p text:style-name="P8"><text:span text:style-name="T3"><text:s text:c="8"/></text:span><text:span text:style-name="T4">b_if</text:span><text:span text:style-name="T3"> </text:span><text:span text:style-name="T16">(</text:span><text:span text:style-name="T4">s_start</text:span><text:span text:style-name="T16">)</text:span><text:span text:style-name="T3"> </text:span><text:span text:style-name="T16">[</text:span></text:p>
      <text:p text:style-name="P8"><text:span text:style-name="T3"><text:s text:c="10"/></text:span><text:span text:style-name="T4">s_state</text:span><text:span text:style-name="T3"> </text:span><text:span text:style-name="T16">$==</text:span><text:span text:style-name="T3"> </text:span><text:span text:style-name="T4">s_one</text:span><text:span text:style-name="T16">;</text:span></text:p>
      <text:p text:style-name="P8"><text:span text:style-name="T3"><text:s text:c="8"/></text:span><text:span text:style-name="T16">]</text:span><text:span text:style-name="T3"> </text:span><text:span text:style-name="T16">[</text:span></text:p>
      <text:p text:style-name="P8"><text:span text:style-name="T3"><text:s text:c="10"/></text:span><text:span text:style-name="T4">s_done</text:span><text:span text:style-name="T3"> </text:span><text:span text:style-name="T16">$==</text:span><text:span text:style-name="T3"> </text:span><text:span text:style-name="T4">vdd</text:span><text:span text:style-name="T16">;</text:span></text:p>
      <text:p text:style-name="P8"><text:span text:style-name="T3"><text:s text:c="8"/></text:span><text:span text:style-name="T16">]</text:span></text:p>
      <text:p text:style-name="P8"><text:span text:style-name="T3"><text:s text:c="6"/></text:span><text:span text:style-name="T16">];</text:span></text:p>
      <text:p text:style-name="P8"><text:span text:style-name="T3"><text:s text:c="6"/></text:span><text:span text:style-name="T4">b_case</text:span><text:span text:style-name="T3"> </text:span><text:span text:style-name="T4">s_one</text:span><text:span text:style-name="T3"> </text:span><text:span text:style-name="T16">[</text:span></text:p>
      <text:p text:style-name="P8"><text:span text:style-name="T3"><text:s text:c="8"/></text:span><text:span text:style-name="T4">s_state</text:span><text:span text:style-name="T3"> </text:span><text:span text:style-name="T16">$==</text:span><text:span text:style-name="T3"> </text:span><text:span text:style-name="T4">s_two</text:span><text:span text:style-name="T16">;</text:span></text:p>
      <text:p text:style-name="P8"><text:span text:style-name="T3"><text:s text:c="6"/></text:span><text:span text:style-name="T16">];</text:span></text:p>
      <text:p text:style-name="P8"><text:span text:style-name="T3"><text:s text:c="6"/></text:span><text:span text:style-name="T4">b_case</text:span><text:span text:style-name="T3"> </text:span><text:span text:style-name="T4">s_two</text:span><text:span text:style-name="T3"> </text:span><text:span text:style-name="T16">[</text:span></text:p>
      <text:p text:style-name="P8"><text:span text:style-name="T3"><text:s text:c="8"/></text:span><text:span text:style-name="T4">s_state</text:span><text:span text:style-name="T3"> </text:span><text:span text:style-name="T16">$==</text:span><text:span text:style-name="T3"> </text:span><text:span text:style-name="T4">s_three</text:span><text:span text:style-name="T16">;</text:span></text:p>
      <text:p text:style-name="P8"><text:span text:style-name="T3"><text:s text:c="6"/></text:span><text:span text:style-name="T16">];</text:span></text:p>
      <text:p text:style-name="P8"><text:span text:style-name="T3"><text:s text:c="6"/></text:span><text:span text:style-name="T4">b_case</text:span><text:span text:style-name="T3"> </text:span><text:span text:style-name="T4">s_three</text:span><text:span text:style-name="T3"> </text:span><text:span text:style-name="T16">[</text:span></text:p>
      <text:p text:style-name="P8"><text:span text:style-name="T3"><text:s text:c="8"/></text:span><text:span text:style-name="T4">s_state</text:span><text:span text:style-name="T3"> </text:span><text:span text:style-name="T16">$==</text:span><text:span text:style-name="T3"> </text:span><text:span text:style-name="T4">s_one</text:span><text:span text:style-name="T16">;</text:span></text:p>
      <text:p text:style-name="P8"><text:span text:style-name="T3"><text:s text:c="6"/></text:span><text:span text:style-name="T16">];</text:span></text:p>
      <text:p text:style-name="P8"><text:span text:style-name="T3"><text:s text:c="4"/></text:span><text:span text:style-name="T16">]</text:span></text:p>
      <text:p text:style-name="P8"><text:span text:style-name="T3"><text:s text:c="2"/></text:span><text:span text:style-name="T16">];</text:span></text:p>
      <text:p text:style-name="P8"><text:span text:style-name="T3"><text:s text:c="2"/></text:span><text:span text:style-name="T4">q' s_done</text:span></text:p>
      <text:p text:style-name="P13"/>
      <text:p text:style-name="Text_20_body">Although the construct looks similar to an always block (in Verilog) or process (in VHDL) it is quite different. <text:s/>Code consists of <text:span text:style-name="T27">lists </text:span>of assignments using $==, b_if, and b_switch statements (which may contain further lists of code). <text:s/>In fact, and quite unlike normal HDL's, these constructs can be built with F# code. <text:s/>On the downside compiler errors can be obscure to say the least. <text:s/></text:p>
      <text:p text:style-name="Text_20_body">Variables on the left hand side of assignments (made using $==) are of a special type which represents the assigned-to signal but also carries some other values for internal purposes. <text:s/>To access this value as a signal (ie on the right hand side of some expression, or else where in other code) use the q' function. <text:s/>For wires the default value is either user specified or zero. <text:s/>For registers the output is fed back to it's input meaning if no assignment is made it holds it's previous value. <text:s/>The upshot of this arrangement is that it is impossible to describe latches as long as the default initialisation functions are used (ie b_reg, b_wire etc).</text:p>
      <text:p text:style-name="Text_20_body">The behave function is required to actually connect the behavioural code into a circuit. <text:s/>It first splits the assignments according to each specific target in the code, eliminates redundant paths, then connects the wires and registers appropriately.</text:p>
      <text:p text:style-name="Text_20_body">One issue is the lack of a default case statement. <text:s/>This can be simulated, however, by defining the defaults above the switch statement. <text:s/>From a C point of view some care must be taken: case statements do not “fall through” as in C and assignments are made to signals, so they do not update immediately (in Verilog parlance assignments are non-blocking and made using “&lt;=”).</text:p>
      <text:p text:style-name="Text_20_body">A further issue that if statements (ie b_if) <text:s/>must have an else list regardless of whether any code is given. Finally, a semi-colon should be used to terminate all statements. <text:s/>It's not always needed but in general better safe than sorry.</text:p>
      <text:h text:style-name="Heading_20_3" text:outline-level="3">Naming</text:h>
      <text:p text:style-name="Text_20_body">Arbitrary nodes may be named in an HDFS circuit using the (--) operator. <text:s/>These names will be used in the simulators and any generated code. <text:s/>There are certain rules used to disambiguate names in any generated circuit. <text:s/>First, a name must not start with the prefix “hdfs_”. <text:s/>Secondly name clashes are not allowed. <text:s/>To avoid this when a name clash is detected “_&lt;number&gt;” will be added to the name. <text:s/>This can make it hard to find the exact node you want when inspecting the generated code or using the simulator. <text:s/>In general I have found it best to only name nodes while debugging a circuit then remove all the names once complete so they do not clash with other parts of the system.</text:p>
      <text:h text:style-name="Heading_20_3" text:outline-level="3">Inputs, Outputs and Inouts</text:h>
      <text:p text:style-name="Text_20_body">Although functions to create inputs, outputs and inout ports are provided there is not really anything special about them. <text:s/>They are really just named wires. <text:s/>The rules are as follows</text:p>
      <text:list text:style-name="L3">
        <text:list-item>
          <text:p text:style-name="P21">An output is a named wire which is provided to the Circuit.create function as an argument</text:p>
        </text:list-item>
        <text:list-item>
          <text:p text:style-name="P21">Inputs are inferred by the Circuit.create function by tracing the circuit back from it's outputs to find any unconnected wires. <text:s/>It is an error if the unconnected wire does not have a name (otherwise we wont know what the port name in a generated netlist would be).</text:p>
        </text:list-item>
        <text:list-item>
          <text:p text:style-name="P21">Inouts are a bits like outputs. <text:s/>They are passed to the Circuit.create_io function as an argument. <text:s/>They are used in conjunction with the tristate function to allow bidirectional buses to be described.</text:p>
        </text:list-item>
      </text:list>
      <text:h text:style-name="Heading_20_3" text:outline-level="3">Instantiation</text:h>
      <text:p text:style-name="Text_20_body">Instantiation is used to interface with custom Verilog/VHDL models. <text:s/>Simple instantiation is described as follows</text:p>
      <text:p text:style-name="Standard"><text:span text:style-name="T25">inst</text:span><text:span text:style-name="T26"> </text:span><text:span text:style-name="T25">"simple"</text:span><text:span text:style-name="T26"> </text:span><text:span text:style-name="T16">[</text:span><text:span text:style-name="T3"> </text:span><text:span text:style-name="T4">"a_c"</text:span><text:span text:style-name="T3"> </text:span><text:span text:style-name="T16">==&gt;</text:span><text:span text:style-name="T3"> </text:span><text:span text:style-name="T4">a</text:span><text:span text:style-name="T16">;</text:span><text:span text:style-name="T3"> </text:span><text:span text:style-name="T4">"b_c"</text:span><text:span text:style-name="T3"> </text:span><text:span text:style-name="T16">==&gt;</text:span><text:span text:style-name="T3"> </text:span><text:span text:style-name="T4">b</text:span><text:span text:style-name="T3"> </text:span><text:span text:style-name="T16">]</text:span><text:span text:style-name="T3"> </text:span><text:span text:style-name="T16">[</text:span><text:span text:style-name="T3"> </text:span><text:span text:style-name="T4">"q_o"</text:span><text:span text:style-name="T3"> </text:span><text:span text:style-name="T16">==&gt;</text:span><text:span text:style-name="T3"> </text:span><text:span text:style-name="T4">q0</text:span><text:span text:style-name="T3"> </text:span><text:span text:style-name="T16">];</text:span></text:p>
      <text:p text:style-name="P19"/>
      <text:p text:style-name="Text_20_body">All we need to do is associate the VHDL or Verilog port name with the HDFS signal. <text:s/>A more complex form of instantiation allows the description of generics (or parameters). <text:s/></text:p>
      <text:p text:style-name="Standard"><text:span text:style-name="T26"><text:s/></text:span><text:span text:style-name="T25">instg</text:span><text:span text:style-name="T26"> </text:span><text:span text:style-name="T25">"SRLC16"</text:span><text:span text:style-name="T26"> </text:span><text:span text:style-name="T16">[</text:span></text:p>
      <text:p text:style-name="P8"><text:span text:style-name="T3"><text:s text:c="2"/></text:span><text:span text:style-name="T16">(</text:span><text:span text:style-name="T4">"INIT"</text:span><text:span text:style-name="T16">,</text:span><text:span text:style-name="T3"> </text:span><text:span text:style-name="T4">Gd_Bv</text:span><text:span text:style-name="T16">(</text:span><text:span text:style-name="T4">15</text:span><text:span text:style-name="T16">,</text:span><text:span text:style-name="T3"> </text:span><text:span text:style-name="T4">0</text:span><text:span text:style-name="T16">,</text:span><text:span text:style-name="T3"> </text:span><text:span text:style-name="T4">Some</text:span><text:span text:style-name="T16">(</text:span><text:span text:style-name="T4">"0000000000000000"</text:span><text:span text:style-name="T16">)),</text:span><text:span text:style-name="T3"> </text:span><text:span text:style-name="T4">generic_init</text:span><text:span text:style-name="T16">);</text:span></text:p>
      <text:p text:style-name="P8"><text:span text:style-name="T3"><text:s/></text:span><text:span text:style-name="T16">]</text:span><text:span text:style-name="T3"> </text:span><text:span text:style-name="T16">[</text:span></text:p>
      <text:p text:style-name="P8"><text:span text:style-name="T3"><text:s text:c="2"/></text:span><text:span text:style-name="T4">"A0"</text:span><text:span text:style-name="T3"> </text:span><text:span text:style-name="T16">==&gt;</text:span><text:span text:style-name="T3"> </text:span><text:span text:style-name="T4">input_a0</text:span><text:span text:style-name="T16">;</text:span></text:p>
      <text:p text:style-name="P8"><text:span text:style-name="T3"><text:s text:c="2"/></text:span><text:span text:style-name="T4">"A1"</text:span><text:span text:style-name="T3"> </text:span><text:span text:style-name="T16">==&gt;</text:span><text:span text:style-name="T3"> </text:span><text:span text:style-name="T4">input_a1</text:span><text:span text:style-name="T16">;</text:span></text:p>
      <text:p text:style-name="P8"><text:span text:style-name="T3"><text:s text:c="2"/></text:span><text:span text:style-name="T4">"A2"</text:span><text:span text:style-name="T3"> </text:span><text:span text:style-name="T16">==&gt;</text:span><text:span text:style-name="T3"> </text:span><text:span text:style-name="T4">input_a2</text:span><text:span text:style-name="T16">;</text:span></text:p>
      <text:p text:style-name="P8"><text:span text:style-name="T3"><text:s text:c="2"/></text:span><text:span text:style-name="T4">"A3"</text:span><text:span text:style-name="T3"> </text:span><text:span text:style-name="T16">==&gt;</text:span><text:span text:style-name="T3"> </text:span><text:span text:style-name="T4">input_a3</text:span><text:span text:style-name="T16">;</text:span></text:p>
      <text:p text:style-name="P8"><text:span text:style-name="T3"><text:s text:c="2"/></text:span><text:span text:style-name="T4">"CLK"</text:span><text:span text:style-name="T3"> </text:span><text:span text:style-name="T16">==&gt;</text:span><text:span text:style-name="T3"> </text:span><text:span text:style-name="T4">input_clk</text:span><text:span text:style-name="T16">;</text:span></text:p>
      <text:p text:style-name="P8"><text:span text:style-name="T3"><text:s text:c="2"/></text:span><text:span text:style-name="T4">"D"</text:span><text:span text:style-name="T3"> </text:span><text:span text:style-name="T16">==&gt;</text:span><text:span text:style-name="T3"> </text:span><text:span text:style-name="T4">input_d</text:span><text:span text:style-name="T16">;</text:span></text:p>
      <text:p text:style-name="P8"><text:span text:style-name="T3"><text:s/></text:span><text:span text:style-name="T16">]</text:span><text:span text:style-name="T3"> </text:span><text:span text:style-name="T16">[</text:span></text:p>
      <text:p text:style-name="P8"><text:span text:style-name="T3"><text:s text:c="2"/></text:span><text:span text:style-name="T4">"Q"</text:span><text:span text:style-name="T3"> </text:span><text:span text:style-name="T16">==&gt;</text:span><text:span text:style-name="T3"> </text:span><text:span text:style-name="T4">output_q</text:span><text:span text:style-name="T16">;</text:span></text:p>
      <text:p text:style-name="P8"><text:span text:style-name="T3"><text:s text:c="2"/></text:span><text:span text:style-name="T4">"Q15"</text:span><text:span text:style-name="T3"> </text:span><text:span text:style-name="T16">==&gt;</text:span><text:span text:style-name="T3"> </text:span><text:span text:style-name="T4">output_q15</text:span><text:span text:style-name="T16">;</text:span></text:p>
      <text:p text:style-name="P8"><text:span text:style-name="T3"><text:s/></text:span><text:span text:style-name="T16">]</text:span></text:p>
      <text:p text:style-name="Text_20_body">A limited form of elaboration is supported by HDFS. <text:s/>Instantiation nodes in circuits can be replaced by HFDS circuits. <text:s/>These circuits can reside in dll's external to the program (in a restricted format as produced by the F# code generator) and are dynamically loaded at runtime. <text:s/>Alternatively circuits may be provided to the elaboration function in a list. <text:s/>It has yet to be seen if this feature has any particular use.</text:p>
      <text:h text:style-name="Heading_20_3" text:outline-level="3">Netlists</text:h>
      <text:p text:style-name="Text_20_body">Three types of netlist are supported; <text:s/>VHDL, Verilog and F#. <text:s/>VHDL and Verilog are used for design implementation using vendor tools. <text:s/>The F# version is really only for internal testing, but can also be used with the elaboration feature.</text:p>
      <text:p text:style-name="Text_20_body">Once a circuit has been built the netlist can be generated as follows.</text:p>
      <text:p text:style-name="Standard"><text:span text:style-name="T2">let</text:span><text:span text:style-name="T3"> </text:span><text:span text:style-name="T4">f</text:span><text:span text:style-name="T3"> </text:span><text:span text:style-name="T16">=</text:span><text:span text:style-name="T3"> </text:span><text:span text:style-name="T4">open_out</text:span><text:span text:style-name="T3"> </text:span><text:span text:style-name="T4">"test.v"</text:span><text:span text:style-name="T3"> </text:span><text:span text:style-name="T2">in</text:span></text:p>
      <text:p text:style-name="P8"><text:span text:style-name="T4">Verilog</text:span><text:span text:style-name="T16">.</text:span><text:span text:style-name="T4">write</text:span><text:span text:style-name="T3"> </text:span><text:span text:style-name="T4">f</text:span><text:span text:style-name="T3"> </text:span><text:span text:style-name="T4">"test"</text:span><text:span text:style-name="T3"> </text:span><text:span text:style-name="T4">circuit</text:span><text:span text:style-name="T16">;</text:span></text:p>
      <text:p text:style-name="P22">...</text:p>
      <text:p text:style-name="P8"><text:span text:style-name="T2">let</text:span><text:span text:style-name="T3"> </text:span><text:span text:style-name="T4">f</text:span><text:span text:style-name="T3"> </text:span><text:span text:style-name="T16">=</text:span><text:span text:style-name="T3"> </text:span><text:span text:style-name="T4">open_out</text:span><text:span text:style-name="T3"> </text:span><text:span text:style-name="T4">"test.vhd"</text:span><text:span text:style-name="T3"> </text:span><text:span text:style-name="T2">in</text:span></text:p>
      <text:p text:style-name="P8"><text:span text:style-name="T4">Vhdl</text:span><text:span text:style-name="T16">.</text:span><text:span text:style-name="T4">write</text:span><text:span text:style-name="T3"> </text:span><text:span text:style-name="T4">f</text:span><text:span text:style-name="T3"> </text:span><text:span text:style-name="T4">"test"</text:span><text:span text:style-name="T3"> </text:span><text:span text:style-name="T4">circuit</text:span><text:span text:style-name="T16">;</text:span></text:p>
      <text:p text:style-name="P22">...</text:p>
      <text:p text:style-name="Text_20_body">A helper function is provided to avoid the added file handling</text:p>
      <text:p text:style-name="Standard"><text:span text:style-name="T25">write_file</text:span><text:span text:style-name="T26"> </text:span><text:span text:style-name="T25">Verilog</text:span><text:span text:style-name="T16">.</text:span><text:span text:style-name="T4">write</text:span><text:span text:style-name="T3"> </text:span><text:span text:style-name="T4">"test"</text:span><text:span text:style-name="T3"> </text:span><text:span text:style-name="T4">".v"</text:span><text:span text:style-name="T3"> </text:span><text:span text:style-name="T4">circuit</text:span><text:span text:style-name="T16">;</text:span></text:p>
      <text:p text:style-name="P8"><text:span text:style-name="T4">write_file</text:span><text:span text:style-name="T3"> </text:span><text:span text:style-name="T4">Vhdl</text:span><text:span text:style-name="T16">.</text:span><text:span text:style-name="T4">write</text:span><text:span text:style-name="T3"> </text:span><text:span text:style-name="T4">"test"</text:span><text:span text:style-name="T3"> </text:span><text:span text:style-name="T4">".vhd"</text:span><text:span text:style-name="T3"> </text:span><text:span text:style-name="T4">circuit</text:span><text:span text:style-name="T16">;</text:span></text:p>
      <text:h text:style-name="Heading_20_2" text:outline-level="2">Simulating designs</text:h>
      <text:p text:style-name="Text_20_body">HDFS includes various simulation options for single clock designs. <text:s/>Simulations can be performed in three different ways:</text:p>
      <text:list text:style-name="L4">
        <text:list-item>
          <text:p text:style-name="P23">Using the integrated HDFS simulator</text:p>
        </text:list-item>
        <text:list-item>
          <text:p text:style-name="P23">Using Modelsim to perform the simulation</text:p>
        </text:list-item>
        <text:list-item>
          <text:p text:style-name="P23">Using a C/C++/C# generated simulation model</text:p>
        </text:list-item>
      </text:list>
      <text:h text:style-name="Heading_20_3" text:outline-level="3" text:is-list-header="true">Integrated simulation</text:h>
      <text:p text:style-name="Text_20_body">The integrated simulator is created using the Simulator.create_&lt;data_type&gt; function. <text:s/>&lt;data_type&gt; may be one of int, uint32, uint64 or array. <text:s/>This affects how the simulator performs calculations and also the type of data which is presented to the user testbench. <text:s/>The int based simulator is the simplest to use and is often good enough to do preliminary testing:</text:p>
      <text:p text:style-name="P24">let sim = Simulator.create_int circuit in</text:p>
      <text:p text:style-name="P24">let an_input = Simulator.find_input_data “an_input” in</text:p>
      <text:p text:style-name="P24">let an_output = Simulator.find_output_data “an_output” in</text:p>
      <text:p text:style-name="P24">an_input := 10;</text:p>
      <text:p text:style-name="P24">Simulator.sim_cycle();</text:p>
      <text:p text:style-name="P24">printf “%i\n” !an_output</text:p>
      <text:p text:style-name="P24"/>
      <text:p text:style-name="Text_20_body">Note that an int ref type is used to drive data into the simulator and reads values from it. <text:s/>Internally all calculation nodes use int ref data arguments thus simulation values must not exceed 32 bits.</text:p>
      <text:p text:style-name="Text_20_body">The array based simulator is at the other end of the spectrum. <text:s/>While it is a little more complex to use in the testbench it is capable of simulating arbitrarily sized data nodes.</text:p>
      <text:p text:style-name="P24">let sim = Simulator.create_int circuit in</text:p>
      <text:p text:style-name="P24">let an_input = Simulator.find_input “an_input” in</text:p>
      <text:p text:style-name="P24">let an_output = Simulator.find_output “an_output” in</text:p>
      <text:p text:style-name="P24">an_input.(0) &lt;- 10;</text:p>
      <text:p text:style-name="P24">an_input.(1) &lt;- 1;</text:p>
      <text:p text:style-name="P24">Simulator.sim_cycle();</text:p>
      <text:p text:style-name="P24">printf “%.8x%.8x\n” an_output.(1) an_output.(0)</text:p>
      <text:p text:style-name="Text_20_body">A small API of functions is used to control the simulator:</text:p>
      <text:list text:style-name="L5">
        <text:list-item>
          <text:p text:style-name="P25">sim_cycle sim : Executes one clock cycle</text:p>
        </text:list-item>
        <text:list-item>
          <text:p text:style-name="P25">sim_reset sim : Resets the simulator</text:p>
        </text:list-item>
        <text:list-item>
          <text:p text:style-name="P25">find_&lt;type&gt; sim name : where type is one of input, output or named_wire. <text:s/>Finds the port or wire in the design. <text:s/>A port consists of it's name, size in bits, and data. <text:s/>Further helper functions allow you to extract the appropriate field ie find_&lt;type&gt;_name, find_&lt;type&gt;_width, find_&lt;type&gt;_data.</text:p>
        </text:list-item>
      </text:list>
      <text:h text:style-name="Heading_20_3" text:outline-level="3">Cosimulation</text:h>
      <text:p text:style-name="Text_20_body">Using cosimulation the Verilog (or VHDL with a mixed HDL simulator) can be simulated using Modelsim and controlled using a HDFS testbench. <text:s/>To do this a special verilog testbench is written which instantiates the design under test and connects the simulator to HDFS using a VPI module. <text:s/></text:p>
      <text:p text:style-name="Text_20_body">The API for cosimulation is in two parts. <text:s/>The low level API provides utility functions for generating the verilog testbench, compiling the code with the verilog compiler, and creating the simulator. <text:s/>A higher level API function, create_all_mti, performs all these steps in a way which is compatible with the integrated simulator.</text:p>
      <text:p text:style-name="P26">Let sim = </text:p>
      <text:p text:style-name="P26"><text:s text:c="2"/>if mode then Simulator.create_int circuit</text:p>
      <text:p text:style-name="P26"><text:s text:c="2"/>else Cosimulation.create_all_int circuit clock reset “” “my_circuit” ("-pli bin/cosim_mti.dll -c -do sim.do +debug=0 +stop=1")</text:p>
      <text:p text:style-name="Text_20_body">This is very convenient as it allows the same testbench to be used for Cosimulation and integerated simulation.</text:p>
      <text:h text:style-name="Heading_20_3" text:outline-level="3">C Simulation</text:h>
      <text:p text:style-name="Text_20_body">Simulators written in C, C++ or C# can be written by HDFS. <text:s/></text:p>
      <text:p text:style-name="Text_20_body">The C and C++ versions should be used with a testbench written in C or C++. <text:s/>The API's are much the same as for HDFS based simulations providing a reset and cycle function, and the ability to query the simulator ports.</text:p>
      <text:p text:style-name="Text_20_body">The C# simulation can be used with either a C# testbench, or loaded back into HDFS. <text:s/>In the later case the simulator is compatible with the integrated simulator and cosimulator so the same testbenches may be resued with one caveat – only array based simulation supported by the C# simulator.</text:p>
      <text:h text:style-name="Heading_20_3" text:outline-level="3">Generators</text:h>
      <text:p text:style-name="Text_20_body">The generators take a simulation object (either integrated, cosim or C# sim) and allocate arrays which log simulation data as it is recorded. <text:s/>This data can then be displayed by the waveform viewer provided in HDFS utility library.</text:p>
      <text:h text:style-name="Heading_20_3" text:outline-level="3">Dual Simulation</text:h>
      <text:p text:style-name="Text_20_body">Dual simulation allows two or more simulation objects to be combined into a single simulation object. <text:s/>Outputs (and where appropriate named wires) are tested for consistency and a count of differences provided via a reference variable. <text:s/>This can be used, for example, to check two different circuit implementations (which are intended to perform in exactly the same way), or test the integrated simulator against the verilog simulator. <text:s/>Indeed using the instantiation feature of HDFS, a verilog model can be checked an HDFS model using this featur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initial-creator>Andy Ray</meta:initial-creator>
    <meta:creation-date>2006-10-06T19:25:15</meta:creation-date>
    <dc:creator>Andy Ray</dc:creator>
    <dc:date>2006-12-07T11:14:43</dc:date>
    <dc:language>en-GB</dc:language>
    <meta:editing-cycles>155</meta:editing-cycles>
    <meta:editing-duration>P2DT7H32M34S</meta:editing-duration>
    <meta:user-defined meta:name="Info 1"/>
    <meta:user-defined meta:name="Info 2"/>
    <meta:user-defined meta:name="Info 3"/>
    <meta:user-defined meta:name="Info 4"/>
    <meta:document-statistic meta:table-count="11" meta:image-count="0" meta:object-count="0" meta:page-count="14" meta:paragraph-count="481" meta:word-count="4309" meta:character-count="25745"/>
  </office:meta>
</office:document-meta>
</file>